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cc3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008" table:default-cell-style-name="ce1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 * N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g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g R – mean</text:p>
          </table:table-cell>
          <table:table-cell office:value-type="string" calcext:value-type="string">
            <text:p>log Z – mean</text:p>
          </table:table-cell>
          <table:table-cell office:value-type="string" calcext:value-type="string">
            <text:p>log R^2 – mean</text:p>
          </table:table-cell>
          <table:table-cell office:value-type="string" calcext:value-type="string">
            <text:p>LogR + logZ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A2]*[.B2]" office:value-type="float" office:value="120" calcext:value-type="float">
            <text:p>120</text:p>
          </table:table-cell>
          <table:table-cell table:formula="of:=2*[.B2]/[.A3]" office:value-type="float" office:value="120" calcext:value-type="float">
            <text:p>120</text:p>
          </table:table-cell>
          <table:table-cell table:formula="of:=LN([.A2])" office:value-type="float" office:value="0" calcext:value-type="float">
            <text:p>0</text:p>
          </table:table-cell>
          <table:table-cell table:formula="of:=LN([.D2])" office:value-type="float" office:value="4.78749174278205" calcext:value-type="float">
            <text:p>4,7874917428</text:p>
          </table:table-cell>
          <table:table-cell table:formula="of:=[.A3]*[.B3]/[.B2]" office:value-type="float" office:value="0.666666666666667" calcext:value-type="float">
            <text:p>0,6666666667</text:p>
          </table:table-cell>
          <table:table-cell table:formula="of:=[.A3]*EXP([.$L$8]+[.$L$6]*[.E3])/EXP([.$L$8]+[.$L$6]*[.E2])" office:value-type="float" office:value="0.754514298328185" calcext:value-type="float">
            <text:p>0,7545142983</text:p>
          </table:table-cell>
          <table:table-cell table:formula="of:=IF([.L30] = 0;[.H2];[.G2])" office:value-type="float" office:value="0.754514298328185" calcext:value-type="float">
            <text:p>0,7545142983</text:p>
          </table:table-cell>
          <table:table-cell table:formula="of:=(1-[.$L$4])*([.I2]/[.$L$2])" office:value-type="float" office:value="0.0000243215434390957" calcext:value-type="float">
            <text:p>2,43215434390957E-05</text:p>
          </table:table-cell>
          <table:table-cell/>
          <table:table-cell table:formula="of:=SUM([.C2:.C63])" office:value-type="float" office:value="30902" calcext:value-type="float">
            <text:p>30902</text:p>
          </table:table-cell>
          <table:table-cell/>
          <table:table-cell table:formula="of:=[.E2]-AVERAGE([.$E$2:.$E$63])" office:value-type="float" office:value="-1.81945447313877" calcext:value-type="float">
            <text:p>-1,8194544731</text:p>
          </table:table-cell>
          <table:table-cell table:formula="of:=[.F2]-AVERAGE([.$F$2:.$F$63])" office:value-type="float" office:value="5.33104127285453" calcext:value-type="float">
            <text:p>5,3310412729</text:p>
          </table:table-cell>
          <table:table-cell table:formula="of:=POWER([.N2];2)" office:value-type="float" office:value="3.31041457982468" calcext:value-type="float">
            <text:p>3,3104145798</text:p>
          </table:table-cell>
          <table:table-cell table:formula="of:=[.N2]*[.O2]" office:value-type="float" office:value="-9.69958689038258" calcext:value-type="float">
            <text:p>-9,6995868904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A3]*[.B3]" office:value-type="float" office:value="80" calcext:value-type="float">
            <text:p>80</text:p>
          </table:table-cell>
          <table:table-cell table:formula="of:=2*[.B3]/([.A4]-[.A2])" office:value-type="float" office:value="40" calcext:value-type="float">
            <text:p>40</text:p>
          </table:table-cell>
          <table:table-cell table:formula="of:=LN([.A3])" office:value-type="float" office:value="0.693147180559945" calcext:value-type="float">
            <text:p>0,6931471806</text:p>
          </table:table-cell>
          <table:table-cell table:formula="of:=LN([.D3])" office:value-type="float" office:value="3.68887945411394" calcext:value-type="float">
            <text:p>3,6888794541</text:p>
          </table:table-cell>
          <table:table-cell table:formula="of:=[.A4]*[.B4]/[.B3]" office:value-type="float" office:value="1.8" calcext:value-type="float">
            <text:p>1,8</text:p>
          </table:table-cell>
          <table:table-cell table:formula="of:=[.A4]*EXP([.$L$8]+[.$L$6]*[.E4])/EXP([.$L$8]+[.$L$6]*[.E3])" office:value-type="float" office:value="1.69617264742091" calcext:value-type="float">
            <text:p>1,6961726474</text:p>
          </table:table-cell>
          <table:table-cell table:formula="of:=IF([.L31] = 0;[.H3];[.G3])" office:value-type="float" office:value="1.69617264742091" calcext:value-type="float">
            <text:p>1,6961726474</text:p>
          </table:table-cell>
          <table:table-cell table:formula="of:=(1-[.$L$4])*([.I3]/[.$L$2])" office:value-type="float" office:value="0.0000546756195553366" calcext:value-type="float">
            <text:p>5,46756195553366E-05</text:p>
          </table:table-cell>
          <table:table-cell/>
          <table:table-cell office:value-type="string" calcext:value-type="string">
            <text:p>Po</text:p>
          </table:table-cell>
          <table:table-cell/>
          <table:table-cell table:formula="of:=[.E3]-AVERAGE([.$E$2:.$E$63])" office:value-type="float" office:value="-3.49630156667073" calcext:value-type="float">
            <text:p>-3,4963015667</text:p>
          </table:table-cell>
          <table:table-cell table:formula="of:=[.F3]-AVERAGE([.$F$2:.$F$63])" office:value-type="float" office:value="5.04103100544307" calcext:value-type="float">
            <text:p>5,0410310054</text:p>
          </table:table-cell>
          <table:table-cell table:formula="of:=POWER([.N3];2)" office:value-type="float" office:value="12.2241246451042" calcext:value-type="float">
            <text:p>12,2241246451</text:p>
          </table:table-cell>
          <table:table-cell table:formula="of:=[.N3]*[.O3]" office:value-type="float" office:value="-17.6249646019663" calcext:value-type="float">
            <text:p>-17,62496460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A4]*[.B4]" office:value-type="float" office:value="72" calcext:value-type="float">
            <text:p>72</text:p>
          </table:table-cell>
          <table:table-cell table:formula="of:=2*[.B4]/([.A5]-[.A3])" office:value-type="float" office:value="24" calcext:value-type="float">
            <text:p>24</text:p>
          </table:table-cell>
          <table:table-cell table:formula="of:=LN([.A4])" office:value-type="float" office:value="1.09861228866811" calcext:value-type="float">
            <text:p>1,0986122887</text:p>
          </table:table-cell>
          <table:table-cell table:formula="of:=LN([.D4])" office:value-type="float" office:value="3.17805383034795" calcext:value-type="float">
            <text:p>3,1780538303</text:p>
          </table:table-cell>
          <table:table-cell table:formula="of:=[.A5]*[.B5]/[.B4]" office:value-type="float" office:value="2.16666666666667" calcext:value-type="float">
            <text:p>2,1666666667</text:p>
          </table:table-cell>
          <table:table-cell table:formula="of:=[.A5]*EXP([.$L$8]+[.$L$6]*[.E5])/EXP([.$L$8]+[.$L$6]*[.E4])" office:value-type="float" office:value="2.66900058602684" calcext:value-type="float">
            <text:p>2,669000586</text:p>
          </table:table-cell>
          <table:table-cell table:formula="of:=IF([.L32] = 0;[.H4];[.G4])" office:value-type="float" office:value="2.66900058602684" calcext:value-type="float">
            <text:p>2,669000586</text:p>
          </table:table-cell>
          <table:table-cell table:formula="of:=(1-[.$L$4])*([.I4]/[.$L$2])" office:value-type="float" office:value="0.0000860344380959477" calcext:value-type="float">
            <text:p>8,60344380959477E-05</text:p>
          </table:table-cell>
          <table:table-cell/>
          <table:table-cell table:formula="of:=[.B2]/[.L2]" office:value-type="float" office:value="0.0038832438029901" calcext:value-type="float">
            <text:p>0,0038832438</text:p>
          </table:table-cell>
          <table:table-cell/>
          <table:table-cell table:formula="of:=[.E4]-AVERAGE([.$E$2:.$E$63])" office:value-type="float" office:value="-3.09083645856256" calcext:value-type="float">
            <text:p>-3,0908364586</text:p>
          </table:table-cell>
          <table:table-cell table:formula="of:=[.F4]-AVERAGE([.$F$2:.$F$63])" office:value-type="float" office:value="4.53020538167708" calcext:value-type="float">
            <text:p>4,5302053817</text:p>
          </table:table-cell>
          <table:table-cell table:formula="of:=POWER([.N4];2)" office:value-type="float" office:value="9.55327001357956" calcext:value-type="float">
            <text:p>9,5532700136</text:p>
          </table:table-cell>
          <table:table-cell table:formula="of:=[.N4]*[.O4]" office:value-type="float" office:value="-14.0021239584638" calcext:value-type="float">
            <text:p>-14,002123958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5]*[.B5]" office:value-type="float" office:value="52" calcext:value-type="float">
            <text:p>52</text:p>
          </table:table-cell>
          <table:table-cell table:formula="of:=2*[.B5]/([.A6]-[.A4])" office:value-type="float" office:value="13" calcext:value-type="float">
            <text:p>13</text:p>
          </table:table-cell>
          <table:table-cell table:formula="of:=LN([.A5])" office:value-type="float" office:value="1.38629436111989" calcext:value-type="float">
            <text:p>1,3862943611</text:p>
          </table:table-cell>
          <table:table-cell table:formula="of:=LN([.D5])" office:value-type="float" office:value="2.56494935746154" calcext:value-type="float">
            <text:p>2,5649493575</text:p>
          </table:table-cell>
          <table:table-cell table:formula="of:=[.A6]*[.B6]/[.B5]" office:value-type="float" office:value="5.76923076923077" calcext:value-type="float">
            <text:p>5,7692307692</text:p>
          </table:table-cell>
          <table:table-cell table:formula="of:=[.A6]*EXP([.$L$8]+[.$L$6]*[.E6])/EXP([.$L$8]+[.$L$6]*[.E5])" office:value-type="float" office:value="3.65323587979179" calcext:value-type="float">
            <text:p>3,6532358798</text:p>
          </table:table-cell>
          <table:table-cell table:formula="of:=IF([.L33] = 0;[.H5];[.G5])" office:value-type="float" office:value="3.65323587979179" calcext:value-type="float">
            <text:p>3,6532358798</text:p>
          </table:table-cell>
          <table:table-cell table:formula="of:=(1-[.$L$4])*([.I5]/[.$L$2])" office:value-type="float" office:value="0.00011776096932887" calcext:value-type="float">
            <text:p>0,000117761</text:p>
          </table:table-cell>
          <table:table-cell/>
          <table:table-cell office:value-type="string" calcext:value-type="string">
            <text:p>B1</text:p>
          </table:table-cell>
          <table:table-cell/>
          <table:table-cell table:formula="of:=[.E5]-AVERAGE([.$E$2:.$E$63])" office:value-type="float" office:value="-2.80315438611078" calcext:value-type="float">
            <text:p>-2,8031543861</text:p>
          </table:table-cell>
          <table:table-cell table:formula="of:=[.F5]-AVERAGE([.$F$2:.$F$63])" office:value-type="float" office:value="3.91710090879067" calcext:value-type="float">
            <text:p>3,9171009088</text:p>
          </table:table-cell>
          <table:table-cell table:formula="of:=POWER([.N5];2)" office:value-type="float" office:value="7.85767451237211" calcext:value-type="float">
            <text:p>7,8576745124</text:p>
          </table:table-cell>
          <table:table-cell table:formula="of:=[.N5]*[.O5]" office:value-type="float" office:value="-10.9802385933151" calcext:value-type="float">
            <text:p>-10,980238593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A6]*[.B6]" office:value-type="float" office:value="75" calcext:value-type="float">
            <text:p>75</text:p>
          </table:table-cell>
          <table:table-cell table:formula="of:=2*[.B6]/([.A7]-[.A5])" office:value-type="float" office:value="15" calcext:value-type="float">
            <text:p>15</text:p>
          </table:table-cell>
          <table:table-cell table:formula="of:=LN([.A6])" office:value-type="float" office:value="1.6094379124341" calcext:value-type="float">
            <text:p>1,6094379124</text:p>
          </table:table-cell>
          <table:table-cell table:formula="of:=LN([.D6])" office:value-type="float" office:value="2.70805020110221" calcext:value-type="float">
            <text:p>2,7080502011</text:p>
          </table:table-cell>
          <table:table-cell table:formula="of:=[.A7]*[.B7]/[.B6]" office:value-type="float" office:value="2" calcext:value-type="float">
            <text:p>2</text:p>
          </table:table-cell>
          <table:table-cell table:formula="of:=[.A7]*EXP([.$L$8]+[.$L$6]*[.E7])/EXP([.$L$8]+[.$L$6]*[.E6])" office:value-type="float" office:value="4.64293219280869" calcext:value-type="float">
            <text:p>4,6429321928</text:p>
          </table:table-cell>
          <table:table-cell table:formula="of:=IF([.L34] = 0;[.H6];[.G6])" office:value-type="float" office:value="4.64293219280869" calcext:value-type="float">
            <text:p>4,6429321928</text:p>
          </table:table-cell>
          <table:table-cell table:formula="of:=(1-[.$L$4])*([.I6]/[.$L$2])" office:value-type="float" office:value="0.00014966353488911" calcext:value-type="float">
            <text:p>0,0001496635</text:p>
          </table:table-cell>
          <table:table-cell/>
          <table:table-cell table:formula="of:=SUM([.Q2:.Q63])/SUM([.P2:.P63])" office:value-type="float" office:value="-1.40637985426568" calcext:value-type="float">
            <text:p>-1,4063798543</text:p>
          </table:table-cell>
          <table:table-cell/>
          <table:table-cell table:formula="of:=[.E6]-AVERAGE([.$E$2:.$E$63])" office:value-type="float" office:value="-2.58001083479657" calcext:value-type="float">
            <text:p>-2,5800108348</text:p>
          </table:table-cell>
          <table:table-cell table:formula="of:=[.F6]-AVERAGE([.$F$2:.$F$63])" office:value-type="float" office:value="4.06020175243135" calcext:value-type="float">
            <text:p>4,0602017524</text:p>
          </table:table-cell>
          <table:table-cell table:formula="of:=POWER([.N6];2)" office:value-type="float" office:value="6.6564559076677" calcext:value-type="float">
            <text:p>6,6564559077</text:p>
          </table:table-cell>
          <table:table-cell table:formula="of:=[.N6]*[.O6]" office:value-type="float" office:value="-10.4753645127329" calcext:value-type="float">
            <text:p>-10,4753645127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7]*[.B7]" office:value-type="float" office:value="30" calcext:value-type="float">
            <text:p>30</text:p>
          </table:table-cell>
          <table:table-cell table:formula="of:=2*[.B7]/([.A8]-[.A6])" office:value-type="float" office:value="5" calcext:value-type="float">
            <text:p>5</text:p>
          </table:table-cell>
          <table:table-cell table:formula="of:=LN([.A7])" office:value-type="float" office:value="1.79175946922806" calcext:value-type="float">
            <text:p>1,7917594692</text:p>
          </table:table-cell>
          <table:table-cell table:formula="of:=LN([.D7])" office:value-type="float" office:value="1.6094379124341" calcext:value-type="float">
            <text:p>1,6094379124</text:p>
          </table:table-cell>
          <table:table-cell table:formula="of:=[.A8]*[.B8]/[.B7]" office:value-type="float" office:value="15.4" calcext:value-type="float">
            <text:p>15,4</text:p>
          </table:table-cell>
          <table:table-cell table:formula="of:=[.A8]*EXP([.$L$8]+[.$L$6]*[.E8])/EXP([.$L$8]+[.$L$6]*[.E7])" office:value-type="float" office:value="5.6356682995347" calcext:value-type="float">
            <text:p>5,6356682995</text:p>
          </table:table-cell>
          <table:table-cell table:formula="of:=IF([.L35] = 0;[.H7];[.G7])" office:value-type="float" office:value="5.6356682995347" calcext:value-type="float">
            <text:p>5,6356682995</text:p>
          </table:table-cell>
          <table:table-cell table:formula="of:=(1-[.$L$4])*([.I7]/[.$L$2])" office:value-type="float" office:value="0.000181664087293212" calcext:value-type="float">
            <text:p>0,0001816641</text:p>
          </table:table-cell>
          <table:table-cell/>
          <table:table-cell office:value-type="string" calcext:value-type="string">
            <text:p>B0</text:p>
          </table:table-cell>
          <table:table-cell/>
          <table:table-cell table:formula="of:=[.E7]-AVERAGE([.$E$2:.$E$63])" office:value-type="float" office:value="-2.39768927800262" calcext:value-type="float">
            <text:p>-2,397689278</text:p>
          </table:table-cell>
          <table:table-cell table:formula="of:=[.F7]-AVERAGE([.$F$2:.$F$63])" office:value-type="float" office:value="2.96158946376323" calcext:value-type="float">
            <text:p>2,9615894638</text:p>
          </table:table-cell>
          <table:table-cell table:formula="of:=POWER([.N7];2)" office:value-type="float" office:value="5.74891387384871" calcext:value-type="float">
            <text:p>5,7489138738</text:p>
          </table:table-cell>
          <table:table-cell table:formula="of:=[.N7]*[.O7]" office:value-type="float" office:value="-7.10097130311063" calcext:value-type="float">
            <text:p>-7,1009713031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8]*[.B8]" office:value-type="float" office:value="77" calcext:value-type="float">
            <text:p>77</text:p>
          </table:table-cell>
          <table:table-cell table:formula="of:=2*[.B8]/([.A9]-[.A7])" office:value-type="float" office:value="11" calcext:value-type="float">
            <text:p>11</text:p>
          </table:table-cell>
          <table:table-cell table:formula="of:=LN([.A8])" office:value-type="float" office:value="1.94591014905531" calcext:value-type="float">
            <text:p>1,9459101491</text:p>
          </table:table-cell>
          <table:table-cell table:formula="of:=LN([.D8])" office:value-type="float" office:value="2.39789527279837" calcext:value-type="float">
            <text:p>2,3978952728</text:p>
          </table:table-cell>
          <table:table-cell table:formula="of:=[.A9]*[.B9]/[.B8]" office:value-type="float" office:value="1.45454545454545" calcext:value-type="float">
            <text:p>1,4545454545</text:p>
          </table:table-cell>
          <table:table-cell table:formula="of:=[.A9]*EXP([.$L$8]+[.$L$6]*[.E9])/EXP([.$L$8]+[.$L$6]*[.E8])" office:value-type="float" office:value="6.6302710199358" calcext:value-type="float">
            <text:p>6,6302710199</text:p>
          </table:table-cell>
          <table:table-cell table:formula="of:=IF([.L36] = 0;[.H8];[.G8])" office:value-type="float" office:value="6.6302710199358" calcext:value-type="float">
            <text:p>6,6302710199</text:p>
          </table:table-cell>
          <table:table-cell table:formula="of:=(1-[.$L$4])*([.I8]/[.$L$2])" office:value-type="float" office:value="0.000213724809432577" calcext:value-type="float">
            <text:p>0,0002137248</text:p>
          </table:table-cell>
          <table:table-cell/>
          <table:table-cell table:formula="of:=AVERAGE([.F2:.F63])-[.L6]*AVERAGE([.E2:.E63])" office:value-type="float" office:value="4.53980476725466" calcext:value-type="float">
            <text:p>4,5398047673</text:p>
          </table:table-cell>
          <table:table-cell/>
          <table:table-cell table:formula="of:=[.E8]-AVERAGE([.$E$2:.$E$63])" office:value-type="float" office:value="-2.24353859817536" calcext:value-type="float">
            <text:p>-2,2435385982</text:p>
          </table:table-cell>
          <table:table-cell table:formula="of:=[.F8]-AVERAGE([.$F$2:.$F$63])" office:value-type="float" office:value="3.75004682412751" calcext:value-type="float">
            <text:p>3,7500468241</text:p>
          </table:table-cell>
          <table:table-cell table:formula="of:=POWER([.N8];2)" office:value-type="float" office:value="5.03346544150265" calcext:value-type="float">
            <text:p>5,0334654415</text:p>
          </table:table-cell>
          <table:table-cell table:formula="of:=[.N8]*[.O8]" office:value-type="float" office:value="-8.41337479489498" calcext:value-type="float">
            <text:p>-8,4133747949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A9]*[.B9]" office:value-type="float" office:value="16" calcext:value-type="float">
            <text:p>16</text:p>
          </table:table-cell>
          <table:table-cell table:formula="of:=2*[.B9]/([.A10]-[.A8])" office:value-type="float" office:value="2" calcext:value-type="float">
            <text:p>2</text:p>
          </table:table-cell>
          <table:table-cell table:formula="of:=LN([.A9])" office:value-type="float" office:value="2.07944154167984" calcext:value-type="float">
            <text:p>2,0794415417</text:p>
          </table:table-cell>
          <table:table-cell table:formula="of:=LN([.D9])" office:value-type="float" office:value="0.693147180559945" calcext:value-type="float">
            <text:p>0,6931471806</text:p>
          </table:table-cell>
          <table:table-cell table:formula="of:=[.A10]*[.B10]/[.B9]" office:value-type="float" office:value="9" calcext:value-type="float">
            <text:p>9</text:p>
          </table:table-cell>
          <table:table-cell table:formula="of:=[.A10]*EXP([.$L$8]+[.$L$6]*[.E10])/EXP([.$L$8]+[.$L$6]*[.E9])" office:value-type="float" office:value="7.62610239788317" calcext:value-type="float">
            <text:p>7,6261023979</text:p>
          </table:table-cell>
          <table:table-cell table:formula="of:=IF([.L37] = 0;[.H9];[.G9])" office:value-type="float" office:value="7.62610239788317" calcext:value-type="float">
            <text:p>7,6261023979</text:p>
          </table:table-cell>
          <table:table-cell table:formula="of:=(1-[.$L$4])*([.I9]/[.$L$2])" office:value-type="float" office:value="0.000245825136981607" calcext:value-type="float">
            <text:p>0,0002458251</text:p>
          </table:table-cell>
          <table:table-cell table:style-name="Default"/>
          <table:table-cell office:value-type="string" calcext:value-type="string">
            <text:p>Current LogR</text:p>
          </table:table-cell>
          <table:table-cell/>
          <table:table-cell table:formula="of:=[.E9]-AVERAGE([.$E$2:.$E$63])" office:value-type="float" office:value="-2.11000720555084" calcext:value-type="float">
            <text:p>-2,1100072056</text:p>
          </table:table-cell>
          <table:table-cell table:formula="of:=[.F9]-AVERAGE([.$F$2:.$F$63])" office:value-type="float" office:value="2.04529873188908" calcext:value-type="float">
            <text:p>2,0452987319</text:p>
          </table:table-cell>
          <table:table-cell table:formula="of:=POWER([.N9];2)" office:value-type="float" office:value="4.45213040747645" calcext:value-type="float">
            <text:p>4,4521304075</text:p>
          </table:table-cell>
          <table:table-cell table:formula="of:=[.N9]*[.O9]" office:value-type="float" office:value="-4.31559506178995" calcext:value-type="float">
            <text:p>-4,315595061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A10]*[.B10]" office:value-type="float" office:value="18" calcext:value-type="float">
            <text:p>18</text:p>
          </table:table-cell>
          <table:table-cell table:formula="of:=2*[.B10]/([.A11]-[.A9])" office:value-type="float" office:value="2" calcext:value-type="float">
            <text:p>2</text:p>
          </table:table-cell>
          <table:table-cell table:formula="of:=LN([.A10])" office:value-type="float" office:value="2.19722457733622" calcext:value-type="float">
            <text:p>2,1972245773</text:p>
          </table:table-cell>
          <table:table-cell table:formula="of:=LN([.D10])" office:value-type="float" office:value="0.693147180559945" calcext:value-type="float">
            <text:p>0,6931471806</text:p>
          </table:table-cell>
          <table:table-cell table:formula="of:=[.A11]*[.B11]/[.B10]" office:value-type="float" office:value="5" calcext:value-type="float">
            <text:p>5</text:p>
          </table:table-cell>
          <table:table-cell table:formula="of:=[.A11]*EXP([.$L$8]+[.$L$6]*[.E11])/EXP([.$L$8]+[.$L$6]*[.E10])" office:value-type="float" office:value="8.62278558631801" calcext:value-type="float">
            <text:p>8,6227855863</text:p>
          </table:table-cell>
          <table:table-cell table:formula="of:=IF([.L38] = 0;[.H10];[.G10])" office:value-type="float" office:value="8.62278558631801" calcext:value-type="float">
            <text:p>8,6227855863</text:p>
          </table:table-cell>
          <table:table-cell table:formula="of:=(1-[.$L$4])*([.I10]/[.$L$2])" office:value-type="float" office:value="0.000277952922387723" calcext:value-type="float">
            <text:p>0,0002779529</text:p>
          </table:table-cell>
          <table:table-cell table:style-name="Default"/>
          <table:table-cell table:formula="of:=[.E2]" office:value-type="float" office:value="0" calcext:value-type="float">
            <text:p>0</text:p>
          </table:table-cell>
          <table:table-cell/>
          <table:table-cell table:formula="of:=[.E10]-AVERAGE([.$E$2:.$E$63])" office:value-type="float" office:value="-1.99222416989445" calcext:value-type="float">
            <text:p>-1,9922241699</text:p>
          </table:table-cell>
          <table:table-cell table:formula="of:=[.F10]-AVERAGE([.$F$2:.$F$63])" office:value-type="float" office:value="2.04529873188908" calcext:value-type="float">
            <text:p>2,0452987319</text:p>
          </table:table-cell>
          <table:table-cell table:formula="of:=POWER([.N10];2)" office:value-type="float" office:value="3.96895714311164" calcext:value-type="float">
            <text:p>3,9689571431</text:p>
          </table:table-cell>
          <table:table-cell table:formula="of:=[.N10]*[.O10]" office:value-type="float" office:value="-4.0746935683239" calcext:value-type="float">
            <text:p>-4,0746935683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11]*[.B11]" office:value-type="float" office:value="10" calcext:value-type="float">
            <text:p>10</text:p>
          </table:table-cell>
          <table:table-cell table:formula="of:=2*[.B11]/([.A12]-[.A10])" office:value-type="float" office:value="0.666666666666667" calcext:value-type="float">
            <text:p>0,6666666667</text:p>
          </table:table-cell>
          <table:table-cell table:formula="of:=LN([.A11])" office:value-type="float" office:value="2.30258509299405" calcext:value-type="float">
            <text:p>2,302585093</text:p>
          </table:table-cell>
          <table:table-cell table:formula="of:=LN([.D11])" office:value-type="float" office:value="-0.405465108108164" calcext:value-type="float">
            <text:p>-0,4054651081</text:p>
          </table:table-cell>
          <table:table-cell table:formula="of:=[.A12]*[.B12]/[.B11]" office:value-type="float" office:value="36" calcext:value-type="float">
            <text:p>36</text:p>
          </table:table-cell>
          <table:table-cell table:formula="of:=[.A12]*EXP([.$L$8]+[.$L$6]*[.E12])/EXP([.$L$8]+[.$L$6]*[.E11])" office:value-type="float" office:value="9.28586438561739" calcext:value-type="float">
            <text:p>9,2858643856</text:p>
          </table:table-cell>
          <table:table-cell table:formula="of:=IF([.L39] = 0;[.H11];[.G11])" office:value-type="float" office:value="9.28586438561739" calcext:value-type="float">
            <text:p>9,2858643856</text:p>
          </table:table-cell>
          <table:table-cell table:formula="of:=(1-[.$L$4])*([.I11]/[.$L$2])" office:value-type="float" office:value="0.000299327069778219" calcext:value-type="float">
            <text:p>0,0002993271</text:p>
          </table:table-cell>
          <table:table-cell table:style-name="Default"/>
          <table:table-cell office:value-type="string" calcext:value-type="string">
            <text:p>Current LogR + 1</text:p>
          </table:table-cell>
          <table:table-cell/>
          <table:table-cell table:formula="of:=[.E11]-AVERAGE([.$E$2:.$E$63])" office:value-type="float" office:value="-1.88686365423663" calcext:value-type="float">
            <text:p>-1,8868636542</text:p>
          </table:table-cell>
          <table:table-cell table:formula="of:=[.F11]-AVERAGE([.$F$2:.$F$63])" office:value-type="float" office:value="0.94668644322097" calcext:value-type="float">
            <text:p>0,9466864432</text:p>
          </table:table-cell>
          <table:table-cell table:formula="of:=POWER([.N11];2)" office:value-type="float" office:value="3.56025444967919" calcext:value-type="float">
            <text:p>3,5602544497</text:p>
          </table:table-cell>
          <table:table-cell table:formula="of:=[.N11]*[.O11]" office:value-type="float" office:value="-1.78626824167219" calcext:value-type="float">
            <text:p>-1,7862682417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A12]*[.B12]" office:value-type="float" office:value="36" calcext:value-type="float">
            <text:p>36</text:p>
          </table:table-cell>
          <table:table-cell table:formula="of:=2*[.B12]/([.A13]-[.A11])" office:value-type="float" office:value="1.5" calcext:value-type="float">
            <text:p>1,5</text:p>
          </table:table-cell>
          <table:table-cell table:formula="of:=LN([.A12])" office:value-type="float" office:value="2.484906649788" calcext:value-type="float">
            <text:p>2,4849066498</text:p>
          </table:table-cell>
          <table:table-cell table:formula="of:=LN([.D12])" office:value-type="float" office:value="0.405465108108164" calcext:value-type="float">
            <text:p>0,4054651081</text:p>
          </table:table-cell>
          <table:table-cell table:formula="of:=[.A13]*[.B13]/[.B12]" office:value-type="float" office:value="9.33333333333333" calcext:value-type="float">
            <text:p>9,3333333333</text:p>
          </table:table-cell>
          <table:table-cell table:formula="of:=[.A13]*EXP([.$L$8]+[.$L$6]*[.E13])/EXP([.$L$8]+[.$L$6]*[.E12])" office:value-type="float" office:value="11.2713365990694" calcext:value-type="float">
            <text:p>11,2713365991</text:p>
          </table:table-cell>
          <table:table-cell table:formula="of:=IF([.L40] = 0;[.H12];[.G12])" office:value-type="float" office:value="11.2713365990694" calcext:value-type="float">
            <text:p>11,2713365991</text:p>
          </table:table-cell>
          <table:table-cell table:formula="of:=(1-[.$L$4])*([.I12]/[.$L$2])" office:value-type="float" office:value="0.000363328174586423" calcext:value-type="float">
            <text:p>0,0003633282</text:p>
          </table:table-cell>
          <table:table-cell table:style-name="Default"/>
          <table:table-cell table:formula="of:=[.E3]" office:value-type="float" office:value="0.693147180559945" calcext:value-type="float">
            <text:p>0,6931471806</text:p>
          </table:table-cell>
          <table:table-cell/>
          <table:table-cell table:formula="of:=[.E12]-AVERAGE([.$E$2:.$E$63])" office:value-type="float" office:value="-1.70454209744267" calcext:value-type="float">
            <text:p>-1,7045420974</text:p>
          </table:table-cell>
          <table:table-cell table:formula="of:=[.F12]-AVERAGE([.$F$2:.$F$63])" office:value-type="float" office:value="1.7576166594373" calcext:value-type="float">
            <text:p>1,7576166594</text:p>
          </table:table-cell>
          <table:table-cell table:formula="of:=POWER([.N12];2)" office:value-type="float" office:value="2.90546376195426" calcext:value-type="float">
            <text:p>2,905463762</text:p>
          </table:table-cell>
          <table:table-cell table:formula="of:=[.N12]*[.O12]" office:value-type="float" office:value="-2.99593158717743" calcext:value-type="float">
            <text:p>-2,9959315872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A13]*[.B13]" office:value-type="float" office:value="28" calcext:value-type="float">
            <text:p>28</text:p>
          </table:table-cell>
          <table:table-cell table:formula="of:=2*[.B13]/([.A14]-[.A12])" office:value-type="float" office:value="1.33333333333333" calcext:value-type="float">
            <text:p>1,3333333333</text:p>
          </table:table-cell>
          <table:table-cell table:formula="of:=LN([.A13])" office:value-type="float" office:value="2.63905732961526" calcext:value-type="float">
            <text:p>2,6390573296</text:p>
          </table:table-cell>
          <table:table-cell table:formula="of:=LN([.D13])" office:value-type="float" office:value="0.287682072451781" calcext:value-type="float">
            <text:p>0,2876820725</text:p>
          </table:table-cell>
          <table:table-cell table:formula="of:=[.A14]*[.B14]/[.B13]" office:value-type="float" office:value="7.5" calcext:value-type="float">
            <text:p>7,5</text:p>
          </table:table-cell>
          <table:table-cell table:formula="of:=[.A14]*EXP([.$L$8]+[.$L$6]*[.E14])/EXP([.$L$8]+[.$L$6]*[.E13])" office:value-type="float" office:value="13.6129291856942" calcext:value-type="float">
            <text:p>13,6129291857</text:p>
          </table:table-cell>
          <table:table-cell table:formula="of:=IF([.L41] = 0;[.H13];[.G13])" office:value-type="float" office:value="13.6129291856942" calcext:value-type="float">
            <text:p>13,6129291857</text:p>
          </table:table-cell>
          <table:table-cell table:formula="of:=(1-[.$L$4])*([.I13]/[.$L$2])" office:value-type="float" office:value="0.00043880871344228" calcext:value-type="float">
            <text:p>0,0004388087</text:p>
          </table:table-cell>
          <table:table-cell table:style-name="Default"/>
          <table:table-cell office:value-type="string" calcext:value-type="string">
            <text:p>Current Sr</text:p>
          </table:table-cell>
          <table:table-cell/>
          <table:table-cell table:formula="of:=[.E13]-AVERAGE([.$E$2:.$E$63])" office:value-type="float" office:value="-1.55039141761541" calcext:value-type="float">
            <text:p>-1,5503914176</text:p>
          </table:table-cell>
          <table:table-cell table:formula="of:=[.F13]-AVERAGE([.$F$2:.$F$63])" office:value-type="float" office:value="1.63983362378092" calcext:value-type="float">
            <text:p>1,6398336238</text:p>
          </table:table-cell>
          <table:table-cell table:formula="of:=POWER([.N13];2)" office:value-type="float" office:value="2.40371354781553" calcext:value-type="float">
            <text:p>2,4037135478</text:p>
          </table:table-cell>
          <table:table-cell table:formula="of:=[.N13]*[.O13]" office:value-type="float" office:value="-2.54238397662711" calcext:value-type="float">
            <text:p>-2,5423839766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14]*[.B14]" office:value-type="float" office:value="15" calcext:value-type="float">
            <text:p>15</text:p>
          </table:table-cell>
          <table:table-cell table:formula="of:=2*[.B14]/([.A15]-[.A13])" office:value-type="float" office:value="1" calcext:value-type="float">
            <text:p>1</text:p>
          </table:table-cell>
          <table:table-cell table:formula="of:=LN([.A14])" office:value-type="float" office:value="2.70805020110221" calcext:value-type="float">
            <text:p>2,7080502011</text:p>
          </table:table-cell>
          <table:table-cell table:formula="of:=LN([.D14])" office:value-type="float" office:value="0" calcext:value-type="float">
            <text:p>0</text:p>
          </table:table-cell>
          <table:table-cell table:formula="of:=[.A15]*[.B15]/[.B14]" office:value-type="float" office:value="16" calcext:value-type="float">
            <text:p>16</text:p>
          </table:table-cell>
          <table:table-cell table:formula="of:=[.A15]*EXP([.$L$8]+[.$L$6]*[.E15])/EXP([.$L$8]+[.$L$6]*[.E14])" office:value-type="float" office:value="14.6117068475686" calcext:value-type="float">
            <text:p>14,6117068476</text:p>
          </table:table-cell>
          <table:table-cell table:formula="of:=IF([.L42] = 0;[.H14];[.G14])" office:value-type="float" office:value="14.6117068475686" calcext:value-type="float">
            <text:p>14,6117068476</text:p>
          </table:table-cell>
          <table:table-cell table:formula="of:=(1-[.$L$4])*([.I14]/[.$L$2])" office:value-type="float" office:value="0.000471004013575226" calcext:value-type="float">
            <text:p>0,000471004</text:p>
          </table:table-cell>
          <table:table-cell table:style-name="Default"/>
          <table:table-cell table:formula="of:=EXP([.L8]+[.L6]*[.L10])" office:value-type="float" office:value="93.6725103927886" calcext:value-type="float">
            <text:p>93,6725103928</text:p>
          </table:table-cell>
          <table:table-cell/>
          <table:table-cell table:formula="of:=[.E14]-AVERAGE([.$E$2:.$E$63])" office:value-type="float" office:value="-1.48139854612846" calcext:value-type="float">
            <text:p>-1,4813985461</text:p>
          </table:table-cell>
          <table:table-cell table:formula="of:=[.F14]-AVERAGE([.$F$2:.$F$63])" office:value-type="float" office:value="1.35215155132913" calcext:value-type="float">
            <text:p>1,3521515513</text:p>
          </table:table-cell>
          <table:table-cell table:formula="of:=POWER([.N14];2)" office:value-type="float" office:value="2.19454165247152" calcext:value-type="float">
            <text:p>2,1945416525</text:p>
          </table:table-cell>
          <table:table-cell table:formula="of:=[.N14]*[.O14]" office:value-type="float" office:value="-2.00307534228432" calcext:value-type="float">
            <text:p>-2,0030753423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15]*[.B15]" office:value-type="float" office:value="16" calcext:value-type="float">
            <text:p>16</text:p>
          </table:table-cell>
          <table:table-cell table:formula="of:=2*[.B15]/([.A16]-[.A14])" office:value-type="float" office:value="1" calcext:value-type="float">
            <text:p>1</text:p>
          </table:table-cell>
          <table:table-cell table:formula="of:=LN([.A15])" office:value-type="float" office:value="2.77258872223978" calcext:value-type="float">
            <text:p>2,7725887222</text:p>
          </table:table-cell>
          <table:table-cell table:formula="of:=LN([.D15])" office:value-type="float" office:value="0" calcext:value-type="float">
            <text:p>0</text:p>
          </table:table-cell>
          <table:table-cell table:formula="of:=[.A16]*[.B16]/[.B15]" office:value-type="float" office:value="51" calcext:value-type="float">
            <text:p>51</text:p>
          </table:table-cell>
          <table:table-cell table:formula="of:=[.A16]*EXP([.$L$8]+[.$L$6]*[.E16])/EXP([.$L$8]+[.$L$6]*[.E15])" office:value-type="float" office:value="15.6106300749898" calcext:value-type="float">
            <text:p>15,610630075</text:p>
          </table:table-cell>
          <table:table-cell table:formula="of:=IF([.L43] = 0;[.H15];[.G15])" office:value-type="float" office:value="15.6106300749898" calcext:value-type="float">
            <text:p>15,610630075</text:p>
          </table:table-cell>
          <table:table-cell table:formula="of:=(1-[.$L$4])*([.I15]/[.$L$2])" office:value-type="float" office:value="0.000503204005970173" calcext:value-type="float">
            <text:p>0,000503204</text:p>
          </table:table-cell>
          <table:table-cell table:style-name="Default"/>
          <table:table-cell office:value-type="string" calcext:value-type="string">
            <text:p>Current Sr + 1</text:p>
          </table:table-cell>
          <table:table-cell/>
          <table:table-cell table:formula="of:=[.E15]-AVERAGE([.$E$2:.$E$63])" office:value-type="float" office:value="-1.41686002499089" calcext:value-type="float">
            <text:p>-1,416860025</text:p>
          </table:table-cell>
          <table:table-cell table:formula="of:=[.F15]-AVERAGE([.$F$2:.$F$63])" office:value-type="float" office:value="1.35215155132913" calcext:value-type="float">
            <text:p>1,3521515513</text:p>
          </table:table-cell>
          <table:table-cell table:formula="of:=POWER([.N15];2)" office:value-type="float" office:value="2.00749233041719" calcext:value-type="float">
            <text:p>2,0074923304</text:p>
          </table:table-cell>
          <table:table-cell table:formula="of:=[.N15]*[.O15]" office:value-type="float" office:value="-1.91580948080767" calcext:value-type="float">
            <text:p>-1,915809480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A16]*[.B16]" office:value-type="float" office:value="51" calcext:value-type="float">
            <text:p>51</text:p>
          </table:table-cell>
          <table:table-cell table:formula="of:=2*[.B16]/([.A17]-[.A15])" office:value-type="float" office:value="2" calcext:value-type="float">
            <text:p>2</text:p>
          </table:table-cell>
          <table:table-cell table:formula="of:=LN([.A16])" office:value-type="float" office:value="2.83321334405622" calcext:value-type="float">
            <text:p>2,8332133441</text:p>
          </table:table-cell>
          <table:table-cell table:formula="of:=LN([.D16])" office:value-type="float" office:value="0.693147180559945" calcext:value-type="float">
            <text:p>0,6931471806</text:p>
          </table:table-cell>
          <table:table-cell table:formula="of:=[.A17]*[.B17]/[.B16]" office:value-type="float" office:value="6.33333333333333" calcext:value-type="float">
            <text:p>6,3333333333</text:p>
          </table:table-cell>
          <table:table-cell table:formula="of:=[.A17]*EXP([.$L$8]+[.$L$6]*[.E17])/EXP([.$L$8]+[.$L$6]*[.E16])" office:value-type="float" office:value="16.2487094420239" calcext:value-type="float">
            <text:p>16,248709442</text:p>
          </table:table-cell>
          <table:table-cell table:formula="of:=IF([.L44] = 0;[.H16];[.G16])" office:value-type="float" office:value="16.2487094420239" calcext:value-type="float">
            <text:p>16,248709442</text:p>
          </table:table-cell>
          <table:table-cell table:formula="of:=(1-[.$L$4])*([.I16]/[.$L$2])" office:value-type="float" office:value="0.000523772304115479" calcext:value-type="float">
            <text:p>0,0005237723</text:p>
          </table:table-cell>
          <table:table-cell table:style-name="Default"/>
          <table:table-cell table:formula="of:=EXP([.L8]+[.L6]*[.L12])" office:value-type="float" office:value="35.3386242258272" calcext:value-type="float">
            <text:p>35,3386242258</text:p>
          </table:table-cell>
          <table:table-cell/>
          <table:table-cell table:formula="of:=[.E16]-AVERAGE([.$E$2:.$E$63])" office:value-type="float" office:value="-1.35623540317446" calcext:value-type="float">
            <text:p>-1,3562354032</text:p>
          </table:table-cell>
          <table:table-cell table:formula="of:=[.F16]-AVERAGE([.$F$2:.$F$63])" office:value-type="float" office:value="2.04529873188908" calcext:value-type="float">
            <text:p>2,0452987319</text:p>
          </table:table-cell>
          <table:table-cell table:formula="of:=POWER([.N16];2)" office:value-type="float" office:value="1.83937446882378" calcext:value-type="float">
            <text:p>1,8393744688</text:p>
          </table:table-cell>
          <table:table-cell table:formula="of:=[.N16]*[.O16]" office:value-type="float" office:value="-2.77390655025579" calcext:value-type="float">
            <text:p>-2,7739065503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17]*[.B17]" office:value-type="float" office:value="19" calcext:value-type="float">
            <text:p>19</text:p>
          </table:table-cell>
          <table:table-cell table:formula="of:=2*[.B17]/([.A18]-[.A16])" office:value-type="float" office:value="0.666666666666667" calcext:value-type="float">
            <text:p>0,6666666667</text:p>
          </table:table-cell>
          <table:table-cell table:formula="of:=LN([.A17])" office:value-type="float" office:value="2.94443897916644" calcext:value-type="float">
            <text:p>2,9444389792</text:p>
          </table:table-cell>
          <table:table-cell table:formula="of:=LN([.D17])" office:value-type="float" office:value="-0.405465108108164" calcext:value-type="float">
            <text:p>-0,4054651081</text:p>
          </table:table-cell>
          <table:table-cell table:formula="of:=[.A18]*[.B18]/[.B17]" office:value-type="float" office:value="60" calcext:value-type="float">
            <text:p>60</text:p>
          </table:table-cell>
          <table:table-cell table:formula="of:=[.A18]*EXP([.$L$8]+[.$L$6]*[.E18])/EXP([.$L$8]+[.$L$6]*[.E17])" office:value-type="float" office:value="18.6080525098425" calcext:value-type="float">
            <text:p>18,6080525098</text:p>
          </table:table-cell>
          <table:table-cell table:formula="of:=IF([.L45] = 0;[.H17];[.G17])" office:value-type="float" office:value="18.6080525098425" calcext:value-type="float">
            <text:p>18,6080525098</text:p>
          </table:table-cell>
          <table:table-cell table:formula="of:=(1-[.$L$4])*([.I17]/[.$L$2])" office:value-type="float" office:value="0.000599825024440099" calcext:value-type="float">
            <text:p>0,000599825</text:p>
          </table:table-cell>
          <table:table-cell table:style-name="Default"/>
          <table:table-cell office:value-type="string" calcext:value-type="string">
            <text:p>Current R + 1</text:p>
          </table:table-cell>
          <table:table-cell/>
          <table:table-cell table:formula="of:=[.E17]-AVERAGE([.$E$2:.$E$63])" office:value-type="float" office:value="-1.24500976806423" calcext:value-type="float">
            <text:p>-1,2450097681</text:p>
          </table:table-cell>
          <table:table-cell table:formula="of:=[.F17]-AVERAGE([.$F$2:.$F$63])" office:value-type="float" office:value="0.94668644322097" calcext:value-type="float">
            <text:p>0,9466864432</text:p>
          </table:table-cell>
          <table:table-cell table:formula="of:=POWER([.N17];2)" office:value-type="float" office:value="1.55004932257535" calcext:value-type="float">
            <text:p>1,5500493226</text:p>
          </table:table-cell>
          <table:table-cell table:formula="of:=[.N17]*[.O17]" office:value-type="float" office:value="-1.17863386910409" calcext:value-type="float">
            <text:p>-1,1786338691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A18]*[.B18]" office:value-type="float" office:value="60" calcext:value-type="float">
            <text:p>60</text:p>
          </table:table-cell>
          <table:table-cell table:formula="of:=2*[.B18]/([.A19]-[.A17])" office:value-type="float" office:value="3" calcext:value-type="float">
            <text:p>3</text:p>
          </table:table-cell>
          <table:table-cell table:formula="of:=LN([.A18])" office:value-type="float" office:value="2.99573227355399" calcext:value-type="float">
            <text:p>2,9957322736</text:p>
          </table:table-cell>
          <table:table-cell table:formula="of:=LN([.D18])" office:value-type="float" office:value="1.09861228866811" calcext:value-type="float">
            <text:p>1,0986122887</text:p>
          </table:table-cell>
          <table:table-cell table:formula="of:=[.A19]*[.B19]/[.B18]" office:value-type="float" office:value="14" calcext:value-type="float">
            <text:p>14</text:p>
          </table:table-cell>
          <table:table-cell table:formula="of:=[.A19]*EXP([.$L$8]+[.$L$6]*[.E19])/EXP([.$L$8]+[.$L$6]*[.E18])" office:value-type="float" office:value="19.6073585842502" calcext:value-type="float">
            <text:p>19,6073585843</text:p>
          </table:table-cell>
          <table:table-cell table:formula="of:=IF([.L46] = 0;[.H18];[.G18])" office:value-type="float" office:value="19.6073585842502" calcext:value-type="float">
            <text:p>19,6073585843</text:p>
          </table:table-cell>
          <table:table-cell table:formula="of:=(1-[.$L$4])*([.I18]/[.$L$2])" office:value-type="float" office:value="0.000632037357793505" calcext:value-type="float">
            <text:p>0,0006320374</text:p>
          </table:table-cell>
          <table:table-cell table:style-name="Default"/>
          <table:table-cell table:formula="of:=[.A3]" office:value-type="float" office:value="2" calcext:value-type="float">
            <text:p>2</text:p>
          </table:table-cell>
          <table:table-cell/>
          <table:table-cell table:formula="of:=[.E18]-AVERAGE([.$E$2:.$E$63])" office:value-type="float" office:value="-1.19371647367668" calcext:value-type="float">
            <text:p>-1,1937164737</text:p>
          </table:table-cell>
          <table:table-cell table:formula="of:=[.F18]-AVERAGE([.$F$2:.$F$63])" office:value-type="float" office:value="2.45076383999724" calcext:value-type="float">
            <text:p>2,45076384</text:p>
          </table:table-cell>
          <table:table-cell table:formula="of:=POWER([.N18];2)" office:value-type="float" office:value="1.42495901952709" calcext:value-type="float">
            <text:p>1,4249590195</text:p>
          </table:table-cell>
          <table:table-cell table:formula="of:=[.N18]*[.O18]" office:value-type="float" office:value="-2.92551716889583" calcext:value-type="float">
            <text:p>-2,9255171689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A19]*[.B19]" office:value-type="float" office:value="42" calcext:value-type="float">
            <text:p>42</text:p>
          </table:table-cell>
          <table:table-cell table:formula="of:=2*[.B19]/([.A20]-[.A18])" office:value-type="float" office:value="1.33333333333333" calcext:value-type="float">
            <text:p>1,3333333333</text:p>
          </table:table-cell>
          <table:table-cell table:formula="of:=LN([.A19])" office:value-type="float" office:value="3.04452243772342" calcext:value-type="float">
            <text:p>3,0445224377</text:p>
          </table:table-cell>
          <table:table-cell table:formula="of:=LN([.D19])" office:value-type="float" office:value="0.287682072451781" calcext:value-type="float">
            <text:p>0,2876820725</text:p>
          </table:table-cell>
          <table:table-cell table:formula="of:=[.A20]*[.B20]/[.B19]" office:value-type="float" office:value="34.5" calcext:value-type="float">
            <text:p>34,5</text:p>
          </table:table-cell>
          <table:table-cell table:formula="of:=[.A20]*EXP([.$L$8]+[.$L$6]*[.E20])/EXP([.$L$8]+[.$L$6]*[.E19])" office:value-type="float" office:value="20.237824222528" calcext:value-type="float">
            <text:p>20,2378242225</text:p>
          </table:table-cell>
          <table:table-cell table:formula="of:=IF([.L47] = 0;[.H19];[.G19])" office:value-type="float" office:value="20.237824222528" calcext:value-type="float">
            <text:p>20,2378242225</text:p>
          </table:table-cell>
          <table:table-cell table:formula="of:=(1-[.$L$4])*([.I19]/[.$L$2])" office:value-type="float" office:value="0.000652360229662478" calcext:value-type="float">
            <text:p>0,0006523602</text:p>
          </table:table-cell>
          <table:table-cell table:style-name="Default"/>
          <table:table-cell office:value-type="string" calcext:value-type="string">
            <text:p>Current Nr</text:p>
          </table:table-cell>
          <table:table-cell/>
          <table:table-cell table:formula="of:=[.E19]-AVERAGE([.$E$2:.$E$63])" office:value-type="float" office:value="-1.14492630950725" calcext:value-type="float">
            <text:p>-1,1449263095</text:p>
          </table:table-cell>
          <table:table-cell table:formula="of:=[.F19]-AVERAGE([.$F$2:.$F$63])" office:value-type="float" office:value="1.63983362378092" calcext:value-type="float">
            <text:p>1,6398336238</text:p>
          </table:table-cell>
          <table:table-cell table:formula="of:=POWER([.N19];2)" office:value-type="float" office:value="1.31085625420189" calcext:value-type="float">
            <text:p>1,3108562542</text:p>
          </table:table-cell>
          <table:table-cell table:formula="of:=[.N19]*[.O19]" office:value-type="float" office:value="-1.87748865908138" calcext:value-type="float">
            <text:p>-1,8774886591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A20]*[.B20]" office:value-type="float" office:value="69" calcext:value-type="float">
            <text:p>69</text:p>
          </table:table-cell>
          <table:table-cell table:formula="of:=2*[.B20]/([.A21]-[.A19])" office:value-type="float" office:value="2" calcext:value-type="float">
            <text:p>2</text:p>
          </table:table-cell>
          <table:table-cell table:formula="of:=LN([.A20])" office:value-type="float" office:value="3.13549421592915" calcext:value-type="float">
            <text:p>3,1354942159</text:p>
          </table:table-cell>
          <table:table-cell table:formula="of:=LN([.D20])" office:value-type="float" office:value="0.693147180559945" calcext:value-type="float">
            <text:p>0,6931471806</text:p>
          </table:table-cell>
          <table:table-cell table:formula="of:=[.A21]*[.B21]/[.B20]" office:value-type="float" office:value="24" calcext:value-type="float">
            <text:p>24</text:p>
          </table:table-cell>
          <table:table-cell table:formula="of:=[.A21]*EXP([.$L$8]+[.$L$6]*[.E21])/EXP([.$L$8]+[.$L$6]*[.E20])" office:value-type="float" office:value="22.6056267385854" calcext:value-type="float">
            <text:p>22,6056267386</text:p>
          </table:table-cell>
          <table:table-cell table:formula="of:=IF([.L48] = 0;[.H20];[.G20])" office:value-type="float" office:value="22.6056267385854" calcext:value-type="float">
            <text:p>22,6056267386</text:p>
          </table:table-cell>
          <table:table-cell table:formula="of:=(1-[.$L$4])*([.I20]/[.$L$2])" office:value-type="float" office:value="0.000728685637778786" calcext:value-type="float">
            <text:p>0,0007286856</text:p>
          </table:table-cell>
          <table:table-cell table:style-name="Default"/>
          <table:table-cell table:formula="of:=[.B2]" office:value-type="float" office:value="120" calcext:value-type="float">
            <text:p>120</text:p>
          </table:table-cell>
          <table:table-cell/>
          <table:table-cell table:formula="of:=[.E20]-AVERAGE([.$E$2:.$E$63])" office:value-type="float" office:value="-1.05395453130152" calcext:value-type="float">
            <text:p>-1,0539545313</text:p>
          </table:table-cell>
          <table:table-cell table:formula="of:=[.F20]-AVERAGE([.$F$2:.$F$63])" office:value-type="float" office:value="2.04529873188908" calcext:value-type="float">
            <text:p>2,0452987319</text:p>
          </table:table-cell>
          <table:table-cell table:formula="of:=POWER([.N20];2)" office:value-type="float" office:value="1.11082015405101" calcext:value-type="float">
            <text:p>1,1108201541</text:p>
          </table:table-cell>
          <table:table-cell table:formula="of:=[.N20]*[.O20]" office:value-type="float" office:value="-2.15565186633975" calcext:value-type="float">
            <text:p>-2,1556518663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A21]*[.B21]" office:value-type="float" office:value="72" calcext:value-type="float">
            <text:p>72</text:p>
          </table:table-cell>
          <table:table-cell table:formula="of:=2*[.B21]/([.A22]-[.A20])" office:value-type="float" office:value="3" calcext:value-type="float">
            <text:p>3</text:p>
          </table:table-cell>
          <table:table-cell table:formula="of:=LN([.A21])" office:value-type="float" office:value="3.17805383034795" calcext:value-type="float">
            <text:p>3,1780538303</text:p>
          </table:table-cell>
          <table:table-cell table:formula="of:=LN([.D21])" office:value-type="float" office:value="1.09861228866811" calcext:value-type="float">
            <text:p>1,0986122887</text:p>
          </table:table-cell>
          <table:table-cell table:formula="of:=[.A22]*[.B22]/[.B21]" office:value-type="float" office:value="25" calcext:value-type="float">
            <text:p>25</text:p>
          </table:table-cell>
          <table:table-cell table:formula="of:=[.A22]*EXP([.$L$8]+[.$L$6]*[.E22])/EXP([.$L$8]+[.$L$6]*[.E21])" office:value-type="float" office:value="23.6051425785424" calcext:value-type="float">
            <text:p>23,6051425785</text:p>
          </table:table-cell>
          <table:table-cell table:formula="of:=IF([.L49] = 0;[.H21];[.G21])" office:value-type="float" office:value="23.6051425785424" calcext:value-type="float">
            <text:p>23,6051425785</text:p>
          </table:table-cell>
          <table:table-cell table:formula="of:=(1-[.$L$4])*([.I21]/[.$L$2])" office:value-type="float" office:value="0.000760904732862132" calcext:value-type="float">
            <text:p>0,0007609047</text:p>
          </table:table-cell>
          <table:table-cell table:style-name="Default"/>
          <table:table-cell office:value-type="string" calcext:value-type="string">
            <text:p>Current Nr + 1</text:p>
          </table:table-cell>
          <table:table-cell/>
          <table:table-cell table:formula="of:=[.E21]-AVERAGE([.$E$2:.$E$63])" office:value-type="float" office:value="-1.01139491688273" calcext:value-type="float">
            <text:p>-1,0113949169</text:p>
          </table:table-cell>
          <table:table-cell table:formula="of:=[.F21]-AVERAGE([.$F$2:.$F$63])" office:value-type="float" office:value="2.45076383999724" calcext:value-type="float">
            <text:p>2,45076384</text:p>
          </table:table-cell>
          <table:table-cell table:formula="of:=POWER([.N21];2)" office:value-type="float" office:value="1.02291967789622" calcext:value-type="float">
            <text:p>1,0229196779</text:p>
          </table:table-cell>
          <table:table-cell table:formula="of:=[.N21]*[.O21]" office:value-type="float" office:value="-2.4786900902532" calcext:value-type="float">
            <text:p>-2,4786900903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A22]*[.B22]" office:value-type="float" office:value="75" calcext:value-type="float">
            <text:p>75</text:p>
          </table:table-cell>
          <table:table-cell table:formula="of:=2*[.B22]/([.A23]-[.A21])" office:value-type="float" office:value="3" calcext:value-type="float">
            <text:p>3</text:p>
          </table:table-cell>
          <table:table-cell table:formula="of:=LN([.A22])" office:value-type="float" office:value="3.2188758248682" calcext:value-type="float">
            <text:p>3,2188758249</text:p>
          </table:table-cell>
          <table:table-cell table:formula="of:=LN([.D22])" office:value-type="float" office:value="1.09861228866811" calcext:value-type="float">
            <text:p>1,0986122887</text:p>
          </table:table-cell>
          <table:table-cell table:formula="of:=[.A23]*[.B23]/[.B22]" office:value-type="float" office:value="17.3333333333333" calcext:value-type="float">
            <text:p>17,3333333333</text:p>
          </table:table-cell>
          <table:table-cell table:formula="of:=[.A23]*EXP([.$L$8]+[.$L$6]*[.E23])/EXP([.$L$8]+[.$L$6]*[.E22])" office:value-type="float" office:value="24.6046959543217" calcext:value-type="float">
            <text:p>24,6046959543</text:p>
          </table:table-cell>
          <table:table-cell table:formula="of:=IF([.L50] = 0;[.H22];[.G22])" office:value-type="float" office:value="24.6046959543217" calcext:value-type="float">
            <text:p>24,6046959543</text:p>
          </table:table-cell>
          <table:table-cell table:formula="of:=(1-[.$L$4])*([.I22]/[.$L$2])" office:value-type="float" office:value="0.000793125037901516" calcext:value-type="float">
            <text:p>0,000793125</text:p>
          </table:table-cell>
          <table:table-cell table:style-name="Default"/>
          <table:table-cell table:formula="of:=[.B3]" office:value-type="float" office:value="40" calcext:value-type="float">
            <text:p>40</text:p>
          </table:table-cell>
          <table:table-cell/>
          <table:table-cell table:formula="of:=[.E22]-AVERAGE([.$E$2:.$E$63])" office:value-type="float" office:value="-0.970572922362471" calcext:value-type="float">
            <text:p>-0,9705729224</text:p>
          </table:table-cell>
          <table:table-cell table:formula="of:=[.F22]-AVERAGE([.$F$2:.$F$63])" office:value-type="float" office:value="2.45076383999724" calcext:value-type="float">
            <text:p>2,45076384</text:p>
          </table:table-cell>
          <table:table-cell table:formula="of:=POWER([.N22];2)" office:value-type="float" office:value="0.942011797623227" calcext:value-type="float">
            <text:p>0,9420117976</text:p>
          </table:table-cell>
          <table:table-cell table:formula="of:=[.N22]*[.O22]" office:value-type="float" office:value="-2.3786450222064" calcext:value-type="float">
            <text:p>-2,3786450222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A23]*[.B23]" office:value-type="float" office:value="52" calcext:value-type="float">
            <text:p>52</text:p>
          </table:table-cell>
          <table:table-cell table:formula="of:=2*[.B23]/([.A24]-[.A22])" office:value-type="float" office:value="2" calcext:value-type="float">
            <text:p>2</text:p>
          </table:table-cell>
          <table:table-cell table:formula="of:=LN([.A23])" office:value-type="float" office:value="3.25809653802148" calcext:value-type="float">
            <text:p>3,258096538</text:p>
          </table:table-cell>
          <table:table-cell table:formula="of:=LN([.D23])" office:value-type="float" office:value="0.693147180559945" calcext:value-type="float">
            <text:p>0,6931471806</text:p>
          </table:table-cell>
          <table:table-cell table:formula="of:=[.A24]*[.B24]/[.B23]" office:value-type="float" office:value="27" calcext:value-type="float">
            <text:p>27</text:p>
          </table:table-cell>
          <table:table-cell table:formula="of:=[.A24]*EXP([.$L$8]+[.$L$6]*[.E24])/EXP([.$L$8]+[.$L$6]*[.E23])" office:value-type="float" office:value="25.6042826634759" calcext:value-type="float">
            <text:p>25,6042826635</text:p>
          </table:table-cell>
          <table:table-cell table:formula="of:=IF([.L51] = 0;[.H23];[.G23])" office:value-type="float" office:value="25.6042826634759" calcext:value-type="float">
            <text:p>25,6042826635</text:p>
          </table:table-cell>
          <table:table-cell table:formula="of:=(1-[.$L$4])*([.I23]/[.$L$2])" office:value-type="float" office:value="0.0008253464174323" calcext:value-type="float">
            <text:p>0,0008253464</text:p>
          </table:table-cell>
          <table:table-cell table:style-name="Default"/>
          <table:table-cell office:value-type="string" calcext:value-type="string">
            <text:p>Current X</text:p>
          </table:table-cell>
          <table:table-cell/>
          <table:table-cell table:formula="of:=[.E23]-AVERAGE([.$E$2:.$E$63])" office:value-type="float" office:value="-0.931352209209189" calcext:value-type="float">
            <text:p>-0,9313522092</text:p>
          </table:table-cell>
          <table:table-cell table:formula="of:=[.F23]-AVERAGE([.$F$2:.$F$63])" office:value-type="float" office:value="2.04529873188908" calcext:value-type="float">
            <text:p>2,0452987319</text:p>
          </table:table-cell>
          <table:table-cell table:formula="of:=POWER([.N23];2)" office:value-type="float" office:value="0.867416937598838" calcext:value-type="float">
            <text:p>0,8674169376</text:p>
          </table:table-cell>
          <table:table-cell table:formula="of:=[.N23]*[.O23]" office:value-type="float" office:value="-1.90489349243765" calcext:value-type="float">
            <text:p>-1,9048934924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A24]*[.B24]" office:value-type="float" office:value="54" calcext:value-type="float">
            <text:p>54</text:p>
          </table:table-cell>
          <table:table-cell table:formula="of:=2*[.B24]/([.A25]-[.A23])" office:value-type="float" office:value="2" calcext:value-type="float">
            <text:p>2</text:p>
          </table:table-cell>
          <table:table-cell table:formula="of:=LN([.A24])" office:value-type="float" office:value="3.29583686600433" calcext:value-type="float">
            <text:p>3,295836866</text:p>
          </table:table-cell>
          <table:table-cell table:formula="of:=LN([.D24])" office:value-type="float" office:value="0.693147180559945" calcext:value-type="float">
            <text:p>0,6931471806</text:p>
          </table:table-cell>
          <table:table-cell table:formula="of:=[.A25]*[.B25]/[.B24]" office:value-type="float" office:value="14" calcext:value-type="float">
            <text:p>14</text:p>
          </table:table-cell>
          <table:table-cell table:formula="of:=[.A25]*EXP([.$L$8]+[.$L$6]*[.E25])/EXP([.$L$8]+[.$L$6]*[.E24])" office:value-type="float" office:value="26.6038991083525" calcext:value-type="float">
            <text:p>26,6038991084</text:p>
          </table:table-cell>
          <table:table-cell table:formula="of:=IF([.L52] = 0;[.H24];[.G24])" office:value-type="float" office:value="26.6038991083525" calcext:value-type="float">
            <text:p>26,6038991084</text:p>
          </table:table-cell>
          <table:table-cell table:formula="of:=(1-[.$L$4])*([.I24]/[.$L$2])" office:value-type="float" office:value="0.000857568755485232" calcext:value-type="float">
            <text:p>0,0008575688</text:p>
          </table:table-cell>
          <table:table-cell table:style-name="Default"/>
          <table:table-cell table:style-name="ce3" table:formula="of:=[.L18]*[.L22]/[.L20]" office:value-type="float" office:value="0.666666666666667" calcext:value-type="float">
            <text:p>0,6666666667</text:p>
          </table:table-cell>
          <table:table-cell/>
          <table:table-cell table:formula="of:=[.E24]-AVERAGE([.$E$2:.$E$63])" office:value-type="float" office:value="-0.893611881226343" calcext:value-type="float">
            <text:p>-0,8936118812</text:p>
          </table:table-cell>
          <table:table-cell table:formula="of:=[.F24]-AVERAGE([.$F$2:.$F$63])" office:value-type="float" office:value="2.04529873188908" calcext:value-type="float">
            <text:p>2,0452987319</text:p>
          </table:table-cell>
          <table:table-cell table:formula="of:=POWER([.N24];2)" office:value-type="float" office:value="0.798542194268883" calcext:value-type="float">
            <text:p>0,7985421943</text:p>
          </table:table-cell>
          <table:table-cell table:formula="of:=[.N24]*[.O24]" office:value-type="float" office:value="-1.82770324747325" calcext:value-type="float">
            <text:p>-1,8277032475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A25]*[.B25]" office:value-type="float" office:value="28" calcext:value-type="float">
            <text:p>28</text:p>
          </table:table-cell>
          <table:table-cell table:formula="of:=2*[.B25]/([.A26]-[.A24])" office:value-type="float" office:value="0.5" calcext:value-type="float">
            <text:p>0,5</text:p>
          </table:table-cell>
          <table:table-cell table:formula="of:=LN([.A25])" office:value-type="float" office:value="3.3322045101752" calcext:value-type="float">
            <text:p>3,3322045102</text:p>
          </table:table-cell>
          <table:table-cell table:formula="of:=LN([.D25])" office:value-type="float" office:value="-0.693147180559945" calcext:value-type="float">
            <text:p>-0,6931471806</text:p>
          </table:table-cell>
          <table:table-cell table:formula="of:=[.A26]*[.B26]/[.B25]" office:value-type="float" office:value="62" calcext:value-type="float">
            <text:p>62</text:p>
          </table:table-cell>
          <table:table-cell table:formula="of:=[.A26]*EXP([.$L$8]+[.$L$6]*[.E26])/EXP([.$L$8]+[.$L$6]*[.E25])" office:value-type="float" office:value="26.8654768449248" calcext:value-type="float">
            <text:p>26,8654768449</text:p>
          </table:table-cell>
          <table:table-cell table:formula="of:=IF([.L53] = 0;[.H25];[.G25])" office:value-type="float" office:value="26.8654768449248" calcext:value-type="float">
            <text:p>26,8654768449</text:p>
          </table:table-cell>
          <table:table-cell table:formula="of:=(1-[.$L$4])*([.I25]/[.$L$2])" office:value-type="float" office:value="0.000866000635831092" calcext:value-type="float">
            <text:p>0,0008660006</text:p>
          </table:table-cell>
          <table:table-cell table:style-name="Default"/>
          <table:table-cell office:value-type="string" calcext:value-type="string">
            <text:p>Current Y</text:p>
          </table:table-cell>
          <table:table-cell/>
          <table:table-cell table:formula="of:=[.E25]-AVERAGE([.$E$2:.$E$63])" office:value-type="float" office:value="-0.857244237055468" calcext:value-type="float">
            <text:p>-0,8572442371</text:p>
          </table:table-cell>
          <table:table-cell table:formula="of:=[.F25]-AVERAGE([.$F$2:.$F$63])" office:value-type="float" office:value="0.659004370769189" calcext:value-type="float">
            <text:p>0,6590043708</text:p>
          </table:table-cell>
          <table:table-cell table:formula="of:=POWER([.N25];2)" office:value-type="float" office:value="0.734867681964811" calcext:value-type="float">
            <text:p>0,734867682</text:p>
          </table:table-cell>
          <table:table-cell table:formula="of:=[.N25]*[.O25]" office:value-type="float" office:value="-0.564927699036252" calcext:value-type="float">
            <text:p>-0,564927699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A26]*[.B26]" office:value-type="float" office:value="62" calcext:value-type="float">
            <text:p>62</text:p>
          </table:table-cell>
          <table:table-cell table:formula="of:=2*[.B26]/([.A27]-[.A25])" office:value-type="float" office:value="1" calcext:value-type="float">
            <text:p>1</text:p>
          </table:table-cell>
          <table:table-cell table:formula="of:=LN([.A26])" office:value-type="float" office:value="3.43398720448515" calcext:value-type="float">
            <text:p>3,4339872045</text:p>
          </table:table-cell>
          <table:table-cell table:formula="of:=LN([.D26])" office:value-type="float" office:value="0" calcext:value-type="float">
            <text:p>0</text:p>
          </table:table-cell>
          <table:table-cell table:formula="of:=[.A27]*[.B27]/[.B26]" office:value-type="float" office:value="32" calcext:value-type="float">
            <text:p>32</text:p>
          </table:table-cell>
          <table:table-cell table:formula="of:=[.A27]*EXP([.$L$8]+[.$L$6]*[.E27])/EXP([.$L$8]+[.$L$6]*[.E26])" office:value-type="float" office:value="30.6026061334308" calcext:value-type="float">
            <text:p>30,6026061334</text:p>
          </table:table-cell>
          <table:table-cell table:formula="of:=IF([.L54] = 0;[.H26];[.G26])" office:value-type="float" office:value="30.6026061334308" calcext:value-type="float">
            <text:p>30,6026061334</text:p>
          </table:table-cell>
          <table:table-cell table:formula="of:=(1-[.$L$4])*([.I26]/[.$L$2])" office:value-type="float" office:value="0.000986465884176033" calcext:value-type="float">
            <text:p>0,0009864659</text:p>
          </table:table-cell>
          <table:table-cell table:style-name="Default"/>
          <table:table-cell table:style-name="ce3" table:formula="of:=[.L18]*[.L16]/[.L14]" office:value-type="float" office:value="0.754514298328185" calcext:value-type="float">
            <text:p>0,7545142983</text:p>
          </table:table-cell>
          <table:table-cell/>
          <table:table-cell table:formula="of:=[.E26]-AVERAGE([.$E$2:.$E$63])" office:value-type="float" office:value="-0.755461542745525" calcext:value-type="float">
            <text:p>-0,7554615427</text:p>
          </table:table-cell>
          <table:table-cell table:formula="of:=[.F26]-AVERAGE([.$F$2:.$F$63])" office:value-type="float" office:value="1.35215155132913" calcext:value-type="float">
            <text:p>1,3521515513</text:p>
          </table:table-cell>
          <table:table-cell table:formula="of:=POWER([.N26];2)" office:value-type="float" office:value="0.570722142567449" calcext:value-type="float">
            <text:p>0,5707221426</text:p>
          </table:table-cell>
          <table:table-cell table:formula="of:=[.N26]*[.O26]" office:value-type="float" office:value="-1.02149849699286" calcext:value-type="float">
            <text:p>-1,021498497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A27]*[.B27]" office:value-type="float" office:value="64" calcext:value-type="float">
            <text:p>64</text:p>
          </table:table-cell>
          <table:table-cell table:formula="of:=2*[.B27]/([.A28]-[.A26])" office:value-type="float" office:value="2" calcext:value-type="float">
            <text:p>2</text:p>
          </table:table-cell>
          <table:table-cell table:formula="of:=LN([.A27])" office:value-type="float" office:value="3.46573590279973" calcext:value-type="float">
            <text:p>3,4657359028</text:p>
          </table:table-cell>
          <table:table-cell table:formula="of:=LN([.D27])" office:value-type="float" office:value="0.693147180559945" calcext:value-type="float">
            <text:p>0,6931471806</text:p>
          </table:table-cell>
          <table:table-cell table:formula="of:=[.A28]*[.B28]/[.B27]" office:value-type="float" office:value="16.5" calcext:value-type="float">
            <text:p>16,5</text:p>
          </table:table-cell>
          <table:table-cell table:formula="of:=[.A28]*EXP([.$L$8]+[.$L$6]*[.E28])/EXP([.$L$8]+[.$L$6]*[.E27])" office:value-type="float" office:value="31.6023321673943" calcext:value-type="float">
            <text:p>31,6023321674</text:p>
          </table:table-cell>
          <table:table-cell table:formula="of:=IF([.L55] = 0;[.H27];[.G27])" office:value-type="float" office:value="31.6023321673943" calcext:value-type="float">
            <text:p>31,6023321674</text:p>
          </table:table-cell>
          <table:table-cell table:formula="of:=(1-[.$L$4])*([.I27]/[.$L$2])" office:value-type="float" office:value="0.00101869175480051" calcext:value-type="float">
            <text:p>0,0010186918</text:p>
          </table:table-cell>
          <table:table-cell table:style-name="Default"/>
          <table:table-cell office:value-type="string" calcext:value-type="string">
            <text:p>Var</text:p>
          </table:table-cell>
          <table:table-cell/>
          <table:table-cell table:formula="of:=[.E27]-AVERAGE([.$E$2:.$E$63])" office:value-type="float" office:value="-0.723712844430945" calcext:value-type="float">
            <text:p>-0,7237128444</text:p>
          </table:table-cell>
          <table:table-cell table:formula="of:=[.F27]-AVERAGE([.$F$2:.$F$63])" office:value-type="float" office:value="2.04529873188908" calcext:value-type="float">
            <text:p>2,0452987319</text:p>
          </table:table-cell>
          <table:table-cell table:formula="of:=POWER([.N27];2)" office:value-type="float" office:value="0.523760281194329" calcext:value-type="float">
            <text:p>0,5237602812</text:p>
          </table:table-cell>
          <table:table-cell table:formula="of:=[.N27]*[.O27]" office:value-type="float" office:value="-1.48020896296645" calcext:value-type="float">
            <text:p>-1,480208963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A28]*[.B28]" office:value-type="float" office:value="33" calcext:value-type="float">
            <text:p>33</text:p>
          </table:table-cell>
          <table:table-cell table:formula="of:=2*[.B28]/([.A29]-[.A27])" office:value-type="float" office:value="1" calcext:value-type="float">
            <text:p>1</text:p>
          </table:table-cell>
          <table:table-cell table:formula="of:=LN([.A28])" office:value-type="float" office:value="3.49650756146648" calcext:value-type="float">
            <text:p>3,4965075615</text:p>
          </table:table-cell>
          <table:table-cell table:formula="of:=LN([.D28])" office:value-type="float" office:value="0" calcext:value-type="float">
            <text:p>0</text:p>
          </table:table-cell>
          <table:table-cell table:formula="of:=[.A29]*[.B29]/[.B28]" office:value-type="float" office:value="68" calcext:value-type="float">
            <text:p>68</text:p>
          </table:table-cell>
          <table:table-cell table:formula="of:=[.A29]*EXP([.$L$8]+[.$L$6]*[.E29])/EXP([.$L$8]+[.$L$6]*[.E28])" office:value-type="float" office:value="32.6020744131137" calcext:value-type="float">
            <text:p>32,6020744131</text:p>
          </table:table-cell>
          <table:table-cell table:formula="of:=IF([.L56] = 0;[.H28];[.G28])" office:value-type="float" office:value="32.6020744131137" calcext:value-type="float">
            <text:p>32,6020744131</text:p>
          </table:table-cell>
          <table:table-cell table:formula="of:=(1-[.$L$4])*([.I28]/[.$L$2])" office:value-type="float" office:value="0.0010509181480061" calcext:value-type="float">
            <text:p>0,0010509181</text:p>
          </table:table-cell>
          <table:table-cell table:style-name="Default"/>
          <table:table-cell table:style-name="ce4" table:formula="of:=1.96*SQRT(POWER([.L18];2)*([.L22]/POWER([.L20];2))*(1+([.L22]/[.L20])))" office:value-type="float" office:value="0.238563602824472" calcext:value-type="float">
            <text:p>0,2385636028</text:p>
          </table:table-cell>
          <table:table-cell/>
          <table:table-cell table:formula="of:=[.E28]-AVERAGE([.$E$2:.$E$63])" office:value-type="float" office:value="-0.692941185764191" calcext:value-type="float">
            <text:p>-0,6929411858</text:p>
          </table:table-cell>
          <table:table-cell table:formula="of:=[.F28]-AVERAGE([.$F$2:.$F$63])" office:value-type="float" office:value="1.35215155132913" calcext:value-type="float">
            <text:p>1,3521515513</text:p>
          </table:table-cell>
          <table:table-cell table:formula="of:=POWER([.N28];2)" office:value-type="float" office:value="0.480167486928284" calcext:value-type="float">
            <text:p>0,4801674869</text:p>
          </table:table-cell>
          <table:table-cell table:formula="of:=[.N28]*[.O28]" office:value-type="float" office:value="-0.936961499310901" calcext:value-type="float">
            <text:p>-0,9369614993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A29]*[.B29]" office:value-type="float" office:value="68" calcext:value-type="float">
            <text:p>68</text:p>
          </table:table-cell>
          <table:table-cell table:formula="of:=2*[.B29]/([.A30]-[.A28])" office:value-type="float" office:value="1.33333333333333" calcext:value-type="float">
            <text:p>1,3333333333</text:p>
          </table:table-cell>
          <table:table-cell table:formula="of:=LN([.A29])" office:value-type="float" office:value="3.52636052461616" calcext:value-type="float">
            <text:p>3,5263605246</text:p>
          </table:table-cell>
          <table:table-cell table:formula="of:=LN([.D29])" office:value-type="float" office:value="0.287682072451781" calcext:value-type="float">
            <text:p>0,2876820725</text:p>
          </table:table-cell>
          <table:table-cell table:formula="of:=[.A30]*[.B30]/[.B29]" office:value-type="float" office:value="36" calcext:value-type="float">
            <text:p>36</text:p>
          </table:table-cell>
          <table:table-cell table:formula="of:=[.A30]*EXP([.$L$8]+[.$L$6]*[.E30])/EXP([.$L$8]+[.$L$6]*[.E29])" office:value-type="float" office:value="33.2193486467199" calcext:value-type="float">
            <text:p>33,2193486467</text:p>
          </table:table-cell>
          <table:table-cell table:formula="of:=IF([.L57] = 0;[.H29];[.G29])" office:value-type="float" office:value="33.2193486467199" calcext:value-type="float">
            <text:p>33,2193486467</text:p>
          </table:table-cell>
          <table:table-cell table:formula="of:=(1-[.$L$4])*([.I29]/[.$L$2])" office:value-type="float" office:value="0.00107081579887865" calcext:value-type="float">
            <text:p>0,0010708158</text:p>
          </table:table-cell>
          <table:table-cell table:style-name="Default"/>
          <table:table-cell office:value-type="string" calcext:value-type="string">
            <text:p>R* is X</text:p>
          </table:table-cell>
          <table:table-cell/>
          <table:table-cell table:formula="of:=[.E29]-AVERAGE([.$E$2:.$E$63])" office:value-type="float" office:value="-0.66308822261451" calcext:value-type="float">
            <text:p>-0,6630882226</text:p>
          </table:table-cell>
          <table:table-cell table:formula="of:=[.F29]-AVERAGE([.$F$2:.$F$63])" office:value-type="float" office:value="1.63983362378092" calcext:value-type="float">
            <text:p>1,6398336238</text:p>
          </table:table-cell>
          <table:table-cell table:formula="of:=POWER([.N29];2)" office:value-type="float" office:value="0.43968599097007" calcext:value-type="float">
            <text:p>0,439685991</text:p>
          </table:table-cell>
          <table:table-cell table:formula="of:=[.N29]*[.O29]" office:value-type="float" office:value="-1.0873543629764" calcext:value-type="float">
            <text:p>-1,087354363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A30]*[.B30]" office:value-type="float" office:value="72" calcext:value-type="float">
            <text:p>72</text:p>
          </table:table-cell>
          <table:table-cell table:formula="of:=2*[.B30]/([.A31]-[.A29])" office:value-type="float" office:value="0.571428571428571" calcext:value-type="float">
            <text:p>0,5714285714</text:p>
          </table:table-cell>
          <table:table-cell table:formula="of:=LN([.A30])" office:value-type="float" office:value="3.58351893845611" calcext:value-type="float">
            <text:p>3,5835189385</text:p>
          </table:table-cell>
          <table:table-cell table:formula="of:=LN([.D30])" office:value-type="float" office:value="-0.559615787935423" calcext:value-type="float">
            <text:p>-0,5596157879</text:p>
          </table:table-cell>
          <table:table-cell table:formula="of:=[.A31]*[.B31]/[.B30]" office:value-type="float" office:value="61.5" calcext:value-type="float">
            <text:p>61,5</text:p>
          </table:table-cell>
          <table:table-cell table:formula="of:=[.A31]*EXP([.$L$8]+[.$L$6]*[.E31])/EXP([.$L$8]+[.$L$6]*[.E30])" office:value-type="float" office:value="34.1467689186237" calcext:value-type="float">
            <text:p>34,1467689186</text:p>
          </table:table-cell>
          <table:table-cell table:formula="of:=IF([.L58] = 0;[.H30];[.G30])" office:value-type="float" office:value="34.1467689186237" calcext:value-type="float">
            <text:p>34,1467689186</text:p>
          </table:table-cell>
          <table:table-cell table:formula="of:=(1-[.$L$4])*([.I30]/[.$L$2])" office:value-type="float" office:value="0.00110071091482196" calcext:value-type="float">
            <text:p>0,0011007109</text:p>
          </table:table-cell>
          <table:table-cell table:style-name="Default"/>
          <table:table-cell table:style-name="ce5" table:formula="of:=IF(ABS([.L24]-[.L26]) &gt; [.L28];1;0)" office:value-type="float" office:value="0" calcext:value-type="float">
            <text:p>0</text:p>
          </table:table-cell>
          <table:table-cell/>
          <table:table-cell table:formula="of:=[.E30]-AVERAGE([.$E$2:.$E$63])" office:value-type="float" office:value="-0.605929808774562" calcext:value-type="float">
            <text:p>-0,6059298088</text:p>
          </table:table-cell>
          <table:table-cell table:formula="of:=[.F30]-AVERAGE([.$F$2:.$F$63])" office:value-type="float" office:value="0.792535763393712" calcext:value-type="float">
            <text:p>0,7925357634</text:p>
          </table:table-cell>
          <table:table-cell table:formula="of:=POWER([.N30];2)" office:value-type="float" office:value="0.367150933161577" calcext:value-type="float">
            <text:p>0,3671509332</text:p>
          </table:table-cell>
          <table:table-cell table:formula="of:=[.N30]*[.O30]" office:value-type="float" office:value="-0.480221043560153" calcext:value-type="float">
            <text:p>-0,4802210436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A31]*[.B31]" office:value-type="float" office:value="123" calcext:value-type="float">
            <text:p>123</text:p>
          </table:table-cell>
          <table:table-cell table:formula="of:=2*[.B31]/([.A32]-[.A30])" office:value-type="float" office:value="0.857142857142857" calcext:value-type="float">
            <text:p>0,8571428571</text:p>
          </table:table-cell>
          <table:table-cell table:formula="of:=LN([.A31])" office:value-type="float" office:value="3.71357206670431" calcext:value-type="float">
            <text:p>3,7135720667</text:p>
          </table:table-cell>
          <table:table-cell table:formula="of:=LN([.D31])" office:value-type="float" office:value="-0.154150679827258" calcext:value-type="float">
            <text:p>-0,1541506798</text:p>
          </table:table-cell>
          <table:table-cell table:formula="of:=[.A32]*[.B32]/[.B31]" office:value-type="float" office:value="14.3333333333333" calcext:value-type="float">
            <text:p>14,3333333333</text:p>
          </table:table-cell>
          <table:table-cell table:formula="of:=[.A32]*EXP([.$L$8]+[.$L$6]*[.E32])/EXP([.$L$8]+[.$L$6]*[.E31])" office:value-type="float" office:value="40.2140721195966" calcext:value-type="float">
            <text:p>40,2140721196</text:p>
          </table:table-cell>
          <table:table-cell table:formula="of:=IF([.L59] = 0;[.H31];[.G31])" office:value-type="float" office:value="40.2140721195966" calcext:value-type="float">
            <text:p>40,2140721196</text:p>
          </table:table-cell>
          <table:table-cell table:formula="of:=(1-[.$L$4])*([.I31]/[.$L$2])" office:value-type="float" office:value="0.0012962886244659" calcext:value-type="float">
            <text:p>0,0012962886</text:p>
          </table:table-cell>
          <table:table-cell table:style-name="Default" table:number-columns-repeated="2"/>
          <table:table-cell/>
          <table:table-cell table:formula="of:=[.E31]-AVERAGE([.$E$2:.$E$63])" office:value-type="float" office:value="-0.475876680526364" calcext:value-type="float">
            <text:p>-0,4758766805</text:p>
          </table:table-cell>
          <table:table-cell table:formula="of:=[.F31]-AVERAGE([.$F$2:.$F$63])" office:value-type="float" office:value="1.19800087150188" calcext:value-type="float">
            <text:p>1,1980008715</text:p>
          </table:table-cell>
          <table:table-cell table:formula="of:=POWER([.N31];2)" office:value-type="float" office:value="0.226458615068791" calcext:value-type="float">
            <text:p>0,2264586151</text:p>
          </table:table-cell>
          <table:table-cell table:formula="of:=[.N31]*[.O31]" office:value-type="float" office:value="-0.570100677998004" calcext:value-type="float">
            <text:p>-0,570100678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A32]*[.B32]" office:value-type="float" office:value="43" calcext:value-type="float">
            <text:p>43</text:p>
          </table:table-cell>
          <table:table-cell table:formula="of:=2*[.B32]/([.A33]-[.A31])" office:value-type="float" office:value="0.5" calcext:value-type="float">
            <text:p>0,5</text:p>
          </table:table-cell>
          <table:table-cell table:formula="of:=LN([.A32])" office:value-type="float" office:value="3.76120011569356" calcext:value-type="float">
            <text:p>3,7612001157</text:p>
          </table:table-cell>
          <table:table-cell table:formula="of:=LN([.D32])" office:value-type="float" office:value="-0.693147180559945" calcext:value-type="float">
            <text:p>-0,6931471806</text:p>
          </table:table-cell>
          <table:table-cell table:formula="of:=[.A33]*[.B33]/[.B32]" office:value-type="float" office:value="135" calcext:value-type="float">
            <text:p>135</text:p>
          </table:table-cell>
          <table:table-cell table:formula="of:=[.A33]*EXP([.$L$8]+[.$L$6]*[.E33])/EXP([.$L$8]+[.$L$6]*[.E32])" office:value-type="float" office:value="42.2128688134897" calcext:value-type="float">
            <text:p>42,2128688135</text:p>
          </table:table-cell>
          <table:table-cell table:formula="of:=IF([.L60] = 0;[.H32];[.G32])" office:value-type="float" office:value="42.2128688134897" calcext:value-type="float">
            <text:p>42,2128688135</text:p>
          </table:table-cell>
          <table:table-cell table:formula="of:=(1-[.$L$4])*([.I32]/[.$L$2])" office:value-type="float" office:value="0.00136071923992827" calcext:value-type="float">
            <text:p>0,0013607192</text:p>
          </table:table-cell>
          <table:table-cell table:style-name="Default" table:number-columns-repeated="2"/>
          <table:table-cell/>
          <table:table-cell table:formula="of:=[.E32]-AVERAGE([.$E$2:.$E$63])" office:value-type="float" office:value="-0.428248631537109" calcext:value-type="float">
            <text:p>-0,4282486315</text:p>
          </table:table-cell>
          <table:table-cell table:formula="of:=[.F32]-AVERAGE([.$F$2:.$F$63])" office:value-type="float" office:value="0.659004370769189" calcext:value-type="float">
            <text:p>0,6590043708</text:p>
          </table:table-cell>
          <table:table-cell table:formula="of:=POWER([.N32];2)" office:value-type="float" office:value="0.183396890413407" calcext:value-type="float">
            <text:p>0,1833968904</text:p>
          </table:table-cell>
          <table:table-cell table:formula="of:=[.N32]*[.O32]" office:value-type="float" office:value="-0.282217719958879" calcext:value-type="float">
            <text:p>-0,2822177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A33]*[.B33]" office:value-type="float" office:value="135" calcext:value-type="float">
            <text:p>135</text:p>
          </table:table-cell>
          <table:table-cell table:formula="of:=2*[.B33]/([.A34]-[.A32])" office:value-type="float" office:value="2" calcext:value-type="float">
            <text:p>2</text:p>
          </table:table-cell>
          <table:table-cell table:formula="of:=LN([.A33])" office:value-type="float" office:value="3.80666248977032" calcext:value-type="float">
            <text:p>3,8066624898</text:p>
          </table:table-cell>
          <table:table-cell table:formula="of:=LN([.D33])" office:value-type="float" office:value="0.693147180559945" calcext:value-type="float">
            <text:p>0,6931471806</text:p>
          </table:table-cell>
          <table:table-cell table:formula="of:=[.A34]*[.B34]/[.B33]" office:value-type="float" office:value="15.3333333333333" calcext:value-type="float">
            <text:p>15,3333333333</text:p>
          </table:table-cell>
          <table:table-cell table:formula="of:=[.A34]*EXP([.$L$8]+[.$L$6]*[.E34])/EXP([.$L$8]+[.$L$6]*[.E33])" office:value-type="float" office:value="44.5998593244632" calcext:value-type="float">
            <text:p>44,5998593245</text:p>
          </table:table-cell>
          <table:table-cell table:formula="of:=IF([.L61] = 0;[.H33];[.G33])" office:value-type="float" office:value="44.5998593244632" calcext:value-type="float">
            <text:p>44,5998593245</text:p>
          </table:table-cell>
          <table:table-cell table:formula="of:=(1-[.$L$4])*([.I33]/[.$L$2])" office:value-type="float" office:value="0.00143766316733956" calcext:value-type="float">
            <text:p>0,0014376632</text:p>
          </table:table-cell>
          <table:table-cell table:style-name="Default" table:number-columns-repeated="2"/>
          <table:table-cell/>
          <table:table-cell table:formula="of:=[.E33]-AVERAGE([.$E$2:.$E$63])" office:value-type="float" office:value="-0.382786257460352" calcext:value-type="float">
            <text:p>-0,3827862575</text:p>
          </table:table-cell>
          <table:table-cell table:formula="of:=[.F33]-AVERAGE([.$F$2:.$F$63])" office:value-type="float" office:value="2.04529873188908" calcext:value-type="float">
            <text:p>2,0452987319</text:p>
          </table:table-cell>
          <table:table-cell table:formula="of:=POWER([.N33];2)" office:value-type="float" office:value="0.146525318900503" calcext:value-type="float">
            <text:p>0,1465253189</text:p>
          </table:table-cell>
          <table:table-cell table:formula="of:=[.N33]*[.O33]" office:value-type="float" office:value="-0.782912246968225" calcext:value-type="float">
            <text:p>-0,782912247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A34]*[.B34]" office:value-type="float" office:value="46" calcext:value-type="float">
            <text:p>46</text:p>
          </table:table-cell>
          <table:table-cell table:formula="of:=2*[.B34]/([.A35]-[.A33])" office:value-type="float" office:value="1" calcext:value-type="float">
            <text:p>1</text:p>
          </table:table-cell>
          <table:table-cell table:formula="of:=LN([.A34])" office:value-type="float" office:value="3.8286413964891" calcext:value-type="float">
            <text:p>3,8286413965</text:p>
          </table:table-cell>
          <table:table-cell table:formula="of:=LN([.D34])" office:value-type="float" office:value="0" calcext:value-type="float">
            <text:p>0</text:p>
          </table:table-cell>
          <table:table-cell table:formula="of:=[.A35]*[.B35]/[.B34]" office:value-type="float" office:value="47" calcext:value-type="float">
            <text:p>47</text:p>
          </table:table-cell>
          <table:table-cell table:formula="of:=[.A35]*EXP([.$L$8]+[.$L$6]*[.E35])/EXP([.$L$8]+[.$L$6]*[.E34])" office:value-type="float" office:value="45.5997260098147" calcext:value-type="float">
            <text:p>45,5997260098</text:p>
          </table:table-cell>
          <table:table-cell table:formula="of:=IF([.L62] = 0;[.H34];[.G34])" office:value-type="float" office:value="45.5997260098147" calcext:value-type="float">
            <text:p>45,5997260098</text:p>
          </table:table-cell>
          <table:table-cell table:formula="of:=(1-[.$L$4])*([.I34]/[.$L$2])" office:value-type="float" office:value="0.00146989357181959" calcext:value-type="float">
            <text:p>0,0014698936</text:p>
          </table:table-cell>
          <table:table-cell table:style-name="Default" table:number-columns-repeated="2"/>
          <table:table-cell/>
          <table:table-cell table:formula="of:=[.E34]-AVERAGE([.$E$2:.$E$63])" office:value-type="float" office:value="-0.360807350741577" calcext:value-type="float">
            <text:p>-0,3608073507</text:p>
          </table:table-cell>
          <table:table-cell table:formula="of:=[.F34]-AVERAGE([.$F$2:.$F$63])" office:value-type="float" office:value="1.35215155132913" calcext:value-type="float">
            <text:p>1,3521515513</text:p>
          </table:table-cell>
          <table:table-cell table:formula="of:=POWER([.N34];2)" office:value-type="float" office:value="0.130181944349155" calcext:value-type="float">
            <text:p>0,1301819443</text:p>
          </table:table-cell>
          <table:table-cell table:formula="of:=[.N34]*[.O34]" office:value-type="float" office:value="-0.487866219036178" calcext:value-type="float">
            <text:p>-0,487866219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A35]*[.B35]" office:value-type="float" office:value="47" calcext:value-type="float">
            <text:p>47</text:p>
          </table:table-cell>
          <table:table-cell table:formula="of:=2*[.B35]/([.A36]-[.A34])" office:value-type="float" office:value="0.5" calcext:value-type="float">
            <text:p>0,5</text:p>
          </table:table-cell>
          <table:table-cell table:formula="of:=LN([.A35])" office:value-type="float" office:value="3.85014760171006" calcext:value-type="float">
            <text:p>3,8501476017</text:p>
          </table:table-cell>
          <table:table-cell table:formula="of:=LN([.D35])" office:value-type="float" office:value="-0.693147180559945" calcext:value-type="float">
            <text:p>-0,6931471806</text:p>
          </table:table-cell>
          <table:table-cell table:formula="of:=[.A36]*[.B36]/[.B35]" office:value-type="float" office:value="50" calcext:value-type="float">
            <text:p>50</text:p>
          </table:table-cell>
          <table:table-cell table:formula="of:=[.A36]*EXP([.$L$8]+[.$L$6]*[.E36])/EXP([.$L$8]+[.$L$6]*[.E35])" office:value-type="float" office:value="45.832923389273" calcext:value-type="float">
            <text:p>45,8329233893</text:p>
          </table:table-cell>
          <table:table-cell table:formula="of:=IF([.L63] = 0;[.H35];[.G35])" office:value-type="float" office:value="45.832923389273" calcext:value-type="float">
            <text:p>45,8329233893</text:p>
          </table:table-cell>
          <table:table-cell table:formula="of:=(1-[.$L$4])*([.I35]/[.$L$2])" office:value-type="float" office:value="0.00147741061981583" calcext:value-type="float">
            <text:p>0,0014774106</text:p>
          </table:table-cell>
          <table:table-cell/>
          <table:table-cell table:style-name="Default"/>
          <table:table-cell/>
          <table:table-cell table:formula="of:=[.E35]-AVERAGE([.$E$2:.$E$63])" office:value-type="float" office:value="-0.339301145520613" calcext:value-type="float">
            <text:p>-0,3393011455</text:p>
          </table:table-cell>
          <table:table-cell table:formula="of:=[.F35]-AVERAGE([.$F$2:.$F$63])" office:value-type="float" office:value="0.659004370769189" calcext:value-type="float">
            <text:p>0,6590043708</text:p>
          </table:table-cell>
          <table:table-cell table:formula="of:=POWER([.N35];2)" office:value-type="float" office:value="0.1151252673516" calcext:value-type="float">
            <text:p>0,1151252674</text:p>
          </table:table-cell>
          <table:table-cell table:formula="of:=[.N35]*[.O35]" office:value-type="float" office:value="-0.223600937905077" calcext:value-type="float">
            <text:p>-0,2236009379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A36]*[.B36]" office:value-type="float" office:value="50" calcext:value-type="float">
            <text:p>50</text:p>
          </table:table-cell>
          <table:table-cell table:formula="of:=2*[.B36]/([.A37]-[.A35])" office:value-type="float" office:value="0.0833333333333333" calcext:value-type="float">
            <text:p>0,0833333333</text:p>
          </table:table-cell>
          <table:table-cell table:formula="of:=LN([.A36])" office:value-type="float" office:value="3.91202300542815" calcext:value-type="float">
            <text:p>3,9120230054</text:p>
          </table:table-cell>
          <table:table-cell table:formula="of:=LN([.D36])" office:value-type="float" office:value="-2.484906649788" calcext:value-type="float">
            <text:p>-2,4849066498</text:p>
          </table:table-cell>
          <table:table-cell table:formula="of:=[.A37]*[.B37]/[.B36]" office:value-type="float" office:value="71" calcext:value-type="float">
            <text:p>71</text:p>
          </table:table-cell>
          <table:table-cell table:formula="of:=[.A37]*EXP([.$L$8]+[.$L$6]*[.E37])/EXP([.$L$8]+[.$L$6]*[.E36])" office:value-type="float" office:value="43.3593825542386" calcext:value-type="float">
            <text:p>43,3593825542</text:p>
          </table:table-cell>
          <table:table-cell table:formula="of:=IF([.L64] = 0;[.H36];[.G36])" office:value-type="float" office:value="43.3593825542386" calcext:value-type="float">
            <text:p>43,3593825542</text:p>
          </table:table-cell>
          <table:table-cell table:formula="of:=(1-[.$L$4])*([.I36]/[.$L$2])" office:value-type="float" office:value="0.00139767676851444" calcext:value-type="float">
            <text:p>0,0013976768</text:p>
          </table:table-cell>
          <table:table-cell/>
          <table:table-cell table:style-name="Default"/>
          <table:table-cell/>
          <table:table-cell table:formula="of:=[.E36]-AVERAGE([.$E$2:.$E$63])" office:value-type="float" office:value="-0.277425741802526" calcext:value-type="float">
            <text:p>-0,2774257418</text:p>
          </table:table-cell>
          <table:table-cell table:formula="of:=[.F36]-AVERAGE([.$F$2:.$F$63])" office:value-type="float" office:value="-1.13275509845887" calcext:value-type="float">
            <text:p>-1,1327550985</text:p>
          </table:table-cell>
          <table:table-cell table:formula="of:=POWER([.N36];2)" office:value-type="float" office:value="0.0769650422146816" calcext:value-type="float">
            <text:p>0,0769650422</text:p>
          </table:table-cell>
          <table:table-cell table:formula="of:=[.N36]*[.O36]" office:value-type="float" office:value="0.314255423470544" calcext:value-type="float">
            <text:p>0,3142554235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A37]*[.B37]" office:value-type="float" office:value="71" calcext:value-type="float">
            <text:p>71</text:p>
          </table:table-cell>
          <table:table-cell table:formula="of:=2*[.B37]/([.A38]-[.A36])" office:value-type="float" office:value="0.0588235294117647" calcext:value-type="float">
            <text:p>0,0588235294</text:p>
          </table:table-cell>
          <table:table-cell table:formula="of:=LN([.A37])" office:value-type="float" office:value="4.26267987704132" calcext:value-type="float">
            <text:p>4,262679877</text:p>
          </table:table-cell>
          <table:table-cell table:formula="of:=LN([.D37])" office:value-type="float" office:value="-2.83321334405622" calcext:value-type="float">
            <text:p>-2,8332133441</text:p>
          </table:table-cell>
          <table:table-cell table:formula="of:=[.A38]*[.B38]/[.B37]" office:value-type="float" office:value="84" calcext:value-type="float">
            <text:p>84</text:p>
          </table:table-cell>
          <table:table-cell table:formula="of:=[.A38]*EXP([.$L$8]+[.$L$6]*[.E38])/EXP([.$L$8]+[.$L$6]*[.E37])" office:value-type="float" office:value="66.3107760889546" calcext:value-type="float">
            <text:p>66,310776089</text:p>
          </table:table-cell>
          <table:table-cell table:formula="of:=IF([.L65] = 0;[.H37];[.G37])" office:value-type="float" office:value="66.3107760889546" calcext:value-type="float">
            <text:p>66,310776089</text:p>
          </table:table-cell>
          <table:table-cell table:formula="of:=(1-[.$L$4])*([.I37]/[.$L$2])" office:value-type="float" office:value="0.00213750809587197" calcext:value-type="float">
            <text:p>0,0021375081</text:p>
          </table:table-cell>
          <table:table-cell table:number-columns-repeated="3"/>
          <table:table-cell table:formula="of:=[.E37]-AVERAGE([.$E$2:.$E$63])" office:value-type="float" office:value="0.0732311298106438" calcext:value-type="float">
            <text:p>0,0732311298</text:p>
          </table:table-cell>
          <table:table-cell table:formula="of:=[.F37]-AVERAGE([.$F$2:.$F$63])" office:value-type="float" office:value="-1.48106179272708" calcext:value-type="float">
            <text:p>-1,4810617927</text:p>
          </table:table-cell>
          <table:table-cell table:formula="of:=POWER([.N37];2)" office:value-type="float" office:value="0.00536279837334337" calcext:value-type="float">
            <text:p>0,0053627984</text:p>
          </table:table-cell>
          <table:table-cell table:formula="of:=[.N37]*[.O37]" office:value-type="float" office:value="-0.108459828400782" calcext:value-type="float">
            <text:p>-0,1084598284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A38]*[.B38]" office:value-type="float" office:value="84" calcext:value-type="float">
            <text:p>84</text:p>
          </table:table-cell>
          <table:table-cell table:formula="of:=2*[.B38]/([.A39]-[.A37])" office:value-type="float" office:value="0.0666666666666667" calcext:value-type="float">
            <text:p>0,0666666667</text:p>
          </table:table-cell>
          <table:table-cell table:formula="of:=LN([.A38])" office:value-type="float" office:value="4.43081679884331" calcext:value-type="float">
            <text:p>4,4308167988</text:p>
          </table:table-cell>
          <table:table-cell table:formula="of:=LN([.D38])" office:value-type="float" office:value="-2.70805020110221" calcext:value-type="float">
            <text:p>-2,7080502011</text:p>
          </table:table-cell>
          <table:table-cell table:formula="of:=[.A39]*[.B39]/[.B38]" office:value-type="float" office:value="101" calcext:value-type="float">
            <text:p>101</text:p>
          </table:table-cell>
          <table:table-cell table:formula="of:=[.A39]*EXP([.$L$8]+[.$L$6]*[.E39])/EXP([.$L$8]+[.$L$6]*[.E38])" office:value-type="float" office:value="77.9384553124804" calcext:value-type="float">
            <text:p>77,9384553125</text:p>
          </table:table-cell>
          <table:table-cell table:formula="of:=IF([.L66] = 0;[.H38];[.G38])" office:value-type="float" office:value="77.9384553124804" calcext:value-type="float">
            <text:p>77,9384553125</text:p>
          </table:table-cell>
          <table:table-cell table:formula="of:=(1-[.$L$4])*([.I38]/[.$L$2])" office:value-type="float" office:value="0.00251232286870991" calcext:value-type="float">
            <text:p>0,0025123229</text:p>
          </table:table-cell>
          <table:table-cell table:number-columns-repeated="3"/>
          <table:table-cell table:formula="of:=[.E38]-AVERAGE([.$E$2:.$E$63])" office:value-type="float" office:value="0.241368051612642" calcext:value-type="float">
            <text:p>0,2413680516</text:p>
          </table:table-cell>
          <table:table-cell table:formula="of:=[.F38]-AVERAGE([.$F$2:.$F$63])" office:value-type="float" office:value="-1.35589864977308" calcext:value-type="float">
            <text:p>-1,3558986498</text:p>
          </table:table-cell>
          <table:table-cell table:formula="of:=POWER([.N38];2)" office:value-type="float" office:value="0.0582585363392829" calcext:value-type="float">
            <text:p>0,0582585363</text:p>
          </table:table-cell>
          <table:table-cell table:formula="of:=[.N38]*[.O38]" office:value-type="float" office:value="-0.327270615279939" calcext:value-type="float">
            <text:p>-0,3272706153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A39]*[.B39]" office:value-type="float" office:value="101" calcext:value-type="float">
            <text:p>101</text:p>
          </table:table-cell>
          <table:table-cell table:formula="of:=2*[.B39]/([.A40]-[.A38])" office:value-type="float" office:value="0.0952380952380952" calcext:value-type="float">
            <text:p>0,0952380952</text:p>
          </table:table-cell>
          <table:table-cell table:formula="of:=LN([.A39])" office:value-type="float" office:value="4.61512051684126" calcext:value-type="float">
            <text:p>4,6151205168</text:p>
          </table:table-cell>
          <table:table-cell table:formula="of:=LN([.D39])" office:value-type="float" office:value="-2.35137525716348" calcext:value-type="float">
            <text:p>-2,3513752572</text:p>
          </table:table-cell>
          <table:table-cell table:formula="of:=[.A40]*[.B40]/[.B39]" office:value-type="float" office:value="105" calcext:value-type="float">
            <text:p>105</text:p>
          </table:table-cell>
          <table:table-cell table:formula="of:=[.A40]*EXP([.$L$8]+[.$L$6]*[.E40])/EXP([.$L$8]+[.$L$6]*[.E39])" office:value-type="float" office:value="99.4183586263303" calcext:value-type="float">
            <text:p>99,4183586263</text:p>
          </table:table-cell>
          <table:table-cell table:formula="of:=IF([.L67] = 0;[.H39];[.G39])" office:value-type="float" office:value="99.4183586263303" calcext:value-type="float">
            <text:p>99,4183586263</text:p>
          </table:table-cell>
          <table:table-cell table:formula="of:=(1-[.$L$4])*([.I39]/[.$L$2])" office:value-type="float" office:value="0.00320472114754032" calcext:value-type="float">
            <text:p>0,0032047211</text:p>
          </table:table-cell>
          <table:table-cell table:number-columns-repeated="3"/>
          <table:table-cell table:formula="of:=[.E39]-AVERAGE([.$E$2:.$E$63])" office:value-type="float" office:value="0.425671769610588" calcext:value-type="float">
            <text:p>0,4256717696</text:p>
          </table:table-cell>
          <table:table-cell table:formula="of:=[.F39]-AVERAGE([.$F$2:.$F$63])" office:value-type="float" office:value="-0.999223705834343" calcext:value-type="float">
            <text:p>-0,9992237058</text:p>
          </table:table-cell>
          <table:table-cell table:formula="of:=POWER([.N39];2)" office:value-type="float" office:value="0.18119645544341" calcext:value-type="float">
            <text:p>0,1811964554</text:p>
          </table:table-cell>
          <table:table-cell table:formula="of:=[.N39]*[.O39]" office:value-type="float" office:value="-0.425341323099355" calcext:value-type="float">
            <text:p>-0,4253413231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A40]*[.B40]" office:value-type="float" office:value="105" calcext:value-type="float">
            <text:p>105</text:p>
          </table:table-cell>
          <table:table-cell table:formula="of:=2*[.B40]/([.A41]-[.A39])" office:value-type="float" office:value="0.1" calcext:value-type="float">
            <text:p>0,1</text:p>
          </table:table-cell>
          <table:table-cell table:formula="of:=LN([.A40])" office:value-type="float" office:value="4.65396035015752" calcext:value-type="float">
            <text:p>4,6539603502</text:p>
          </table:table-cell>
          <table:table-cell table:formula="of:=LN([.D40])" office:value-type="float" office:value="-2.30258509299405" calcext:value-type="float">
            <text:p>-2,302585093</text:p>
          </table:table-cell>
          <table:table-cell table:formula="of:=[.A41]*[.B41]/[.B40]" office:value-type="float" office:value="121" calcext:value-type="float">
            <text:p>121</text:p>
          </table:table-cell>
          <table:table-cell table:formula="of:=[.A41]*EXP([.$L$8]+[.$L$6]*[.E41])/EXP([.$L$8]+[.$L$6]*[.E40])" office:value-type="float" office:value="99.1192247541476" calcext:value-type="float">
            <text:p>99,1192247541</text:p>
          </table:table-cell>
          <table:table-cell table:formula="of:=IF([.L68] = 0;[.H40];[.G40])" office:value-type="float" office:value="99.1192247541476" calcext:value-type="float">
            <text:p>99,1192247541</text:p>
          </table:table-cell>
          <table:table-cell table:formula="of:=(1-[.$L$4])*([.I40]/[.$L$2])" office:value-type="float" office:value="0.00319507865636088" calcext:value-type="float">
            <text:p>0,0031950787</text:p>
          </table:table-cell>
          <table:table-cell table:number-columns-repeated="3"/>
          <table:table-cell table:formula="of:=[.E40]-AVERAGE([.$E$2:.$E$63])" office:value-type="float" office:value="0.464511602926851" calcext:value-type="float">
            <text:p>0,4645116029</text:p>
          </table:table-cell>
          <table:table-cell table:formula="of:=[.F40]-AVERAGE([.$F$2:.$F$63])" office:value-type="float" office:value="-0.950433541664911" calcext:value-type="float">
            <text:p>-0,9504335417</text:p>
          </table:table-cell>
          <table:table-cell table:formula="of:=POWER([.N40];2)" office:value-type="float" office:value="0.215771029253673" calcext:value-type="float">
            <text:p>0,2157710293</text:p>
          </table:table-cell>
          <table:table-cell table:formula="of:=[.N40]*[.O40]" office:value-type="float" office:value="-0.441487407914212" calcext:value-type="float">
            <text:p>-0,4414874079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A41]*[.B41]" office:value-type="float" office:value="121" calcext:value-type="float">
            <text:p>121</text:p>
          </table:table-cell>
          <table:table-cell table:formula="of:=2*[.B41]/([.A42]-[.A40])" office:value-type="float" office:value="0.105263157894737" calcext:value-type="float">
            <text:p>0,1052631579</text:p>
          </table:table-cell>
          <table:table-cell table:formula="of:=LN([.A41])" office:value-type="float" office:value="4.79579054559674" calcext:value-type="float">
            <text:p>4,7957905456</text:p>
          </table:table-cell>
          <table:table-cell table:formula="of:=LN([.D41])" office:value-type="float" office:value="-2.2512917986065" calcext:value-type="float">
            <text:p>-2,2512917986</text:p>
          </table:table-cell>
          <table:table-cell table:formula="of:=[.A42]*[.B42]/[.B41]" office:value-type="float" office:value="124" calcext:value-type="float">
            <text:p>124</text:p>
          </table:table-cell>
          <table:table-cell table:formula="of:=[.A42]*EXP([.$L$8]+[.$L$6]*[.E42])/EXP([.$L$8]+[.$L$6]*[.E41])" office:value-type="float" office:value="119.801701504361" calcext:value-type="float">
            <text:p>119,8017015044</text:p>
          </table:table-cell>
          <table:table-cell table:formula="of:=IF([.L69] = 0;[.H41];[.G41])" office:value-type="float" office:value="119.801701504361" calcext:value-type="float">
            <text:p>119,8017015044</text:p>
          </table:table-cell>
          <table:table-cell table:formula="of:=(1-[.$L$4])*([.I41]/[.$L$2])" office:value-type="float" office:value="0.00386177212767478" calcext:value-type="float">
            <text:p>0,0038617721</text:p>
          </table:table-cell>
          <table:table-cell table:number-columns-repeated="3"/>
          <table:table-cell table:formula="of:=[.E41]-AVERAGE([.$E$2:.$E$63])" office:value-type="float" office:value="0.60634179836607" calcext:value-type="float">
            <text:p>0,6063417984</text:p>
          </table:table-cell>
          <table:table-cell table:formula="of:=[.F41]-AVERAGE([.$F$2:.$F$63])" office:value-type="float" office:value="-0.899140247277361" calcext:value-type="float">
            <text:p>-0,8991402473</text:p>
          </table:table-cell>
          <table:table-cell table:formula="of:=POWER([.N41];2)" office:value-type="float" office:value="0.3676503764458" calcext:value-type="float">
            <text:p>0,3676503764</text:p>
          </table:table-cell>
          <table:table-cell table:formula="of:=[.N41]*[.O41]" office:value-type="float" office:value="-0.545186314517468" calcext:value-type="float">
            <text:p>-0,5451863145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[.A42]*[.B42]" office:value-type="float" office:value="124" calcext:value-type="float">
            <text:p>124</text:p>
          </table:table-cell>
          <table:table-cell table:formula="of:=2*[.B42]/([.A43]-[.A41])" office:value-type="float" office:value="0.08" calcext:value-type="float">
            <text:p>0,08</text:p>
          </table:table-cell>
          <table:table-cell table:formula="of:=LN([.A42])" office:value-type="float" office:value="4.82028156560504" calcext:value-type="float">
            <text:p>4,8202815656</text:p>
          </table:table-cell>
          <table:table-cell table:formula="of:=LN([.D42])" office:value-type="float" office:value="-2.52572864430826" calcext:value-type="float">
            <text:p>-2,5257286443</text:p>
          </table:table-cell>
          <table:table-cell table:formula="of:=[.A43]*[.B43]/[.B42]" office:value-type="float" office:value="146" calcext:value-type="float">
            <text:p>146</text:p>
          </table:table-cell>
          <table:table-cell table:formula="of:=[.A43]*EXP([.$L$8]+[.$L$6]*[.E43])/EXP([.$L$8]+[.$L$6]*[.E42])" office:value-type="float" office:value="116.037051908343" calcext:value-type="float">
            <text:p>116,0370519083</text:p>
          </table:table-cell>
          <table:table-cell table:formula="of:=IF([.L70] = 0;[.H42];[.G42])" office:value-type="float" office:value="116.037051908343" calcext:value-type="float">
            <text:p>116,0370519083</text:p>
          </table:table-cell>
          <table:table-cell table:formula="of:=(1-[.$L$4])*([.I42]/[.$L$2])" office:value-type="float" office:value="0.0037404197704227" calcext:value-type="float">
            <text:p>0,0037404198</text:p>
          </table:table-cell>
          <table:table-cell table:number-columns-repeated="3"/>
          <table:table-cell table:formula="of:=[.E42]-AVERAGE([.$E$2:.$E$63])" office:value-type="float" office:value="0.630832818374365" calcext:value-type="float">
            <text:p>0,6308328184</text:p>
          </table:table-cell>
          <table:table-cell table:formula="of:=[.F42]-AVERAGE([.$F$2:.$F$63])" office:value-type="float" office:value="-1.17357709297912" calcext:value-type="float">
            <text:p>-1,173577093</text:p>
          </table:table-cell>
          <table:table-cell table:formula="of:=POWER([.N42];2)" office:value-type="float" office:value="0.397950044738145" calcext:value-type="float">
            <text:p>0,3979500447</text:p>
          </table:table-cell>
          <table:table-cell table:formula="of:=[.N42]*[.O42]" office:value-type="float" office:value="-0.740330945143614" calcext:value-type="float">
            <text:p>-0,7403309451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[.A43]*[.B43]" office:value-type="float" office:value="146" calcext:value-type="float">
            <text:p>146</text:p>
          </table:table-cell>
          <table:table-cell table:formula="of:=2*[.B43]/([.A44]-[.A42])" office:value-type="float" office:value="0.0526315789473684" calcext:value-type="float">
            <text:p>0,0526315789</text:p>
          </table:table-cell>
          <table:table-cell table:formula="of:=LN([.A43])" office:value-type="float" office:value="4.98360662170834" calcext:value-type="float">
            <text:p>4,9836066217</text:p>
          </table:table-cell>
          <table:table-cell table:formula="of:=LN([.D43])" office:value-type="float" office:value="-2.94443897916644" calcext:value-type="float">
            <text:p>-2,9444389792</text:p>
          </table:table-cell>
          <table:table-cell table:formula="of:=[.A44]*[.B44]/[.B43]" office:value-type="float" office:value="162" calcext:value-type="float">
            <text:p>162</text:p>
          </table:table-cell>
          <table:table-cell table:formula="of:=[.A44]*EXP([.$L$8]+[.$L$6]*[.E44])/EXP([.$L$8]+[.$L$6]*[.E43])" office:value-type="float" office:value="139.958688522416" calcext:value-type="float">
            <text:p>139,9586885224</text:p>
          </table:table-cell>
          <table:table-cell table:formula="of:=IF([.L71] = 0;[.H43];[.G43])" office:value-type="float" office:value="139.958688522416" calcext:value-type="float">
            <text:p>139,9586885224</text:p>
          </table:table-cell>
          <table:table-cell table:formula="of:=(1-[.$L$4])*([.I43]/[.$L$2])" office:value-type="float" office:value="0.00451152659415366" calcext:value-type="float">
            <text:p>0,0045115266</text:p>
          </table:table-cell>
          <table:table-cell table:number-columns-repeated="3"/>
          <table:table-cell table:formula="of:=[.E43]-AVERAGE([.$E$2:.$E$63])" office:value-type="float" office:value="0.794157874477665" calcext:value-type="float">
            <text:p>0,7941578745</text:p>
          </table:table-cell>
          <table:table-cell table:formula="of:=[.F43]-AVERAGE([.$F$2:.$F$63])" office:value-type="float" office:value="-1.59228742783731" calcext:value-type="float">
            <text:p>-1,5922874278</text:p>
          </table:table-cell>
          <table:table-cell table:formula="of:=POWER([.N43];2)" office:value-type="float" office:value="0.630686729594882" calcext:value-type="float">
            <text:p>0,6306867296</text:p>
          </table:table-cell>
          <table:table-cell table:formula="of:=[.N43]*[.O43]" office:value-type="float" office:value="-1.26452759924878" calcext:value-type="float">
            <text:p>-1,2645275992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formula="of:=[.A44]*[.B44]" office:value-type="float" office:value="162" calcext:value-type="float">
            <text:p>162</text:p>
          </table:table-cell>
          <table:table-cell table:formula="of:=2*[.B44]/([.A45]-[.A43])" office:value-type="float" office:value="0.0425531914893617" calcext:value-type="float">
            <text:p>0,0425531915</text:p>
          </table:table-cell>
          <table:table-cell table:formula="of:=LN([.A44])" office:value-type="float" office:value="5.08759633523238" calcext:value-type="float">
            <text:p>5,0875963352</text:p>
          </table:table-cell>
          <table:table-cell table:formula="of:=LN([.D44])" office:value-type="float" office:value="-3.15700042115011" calcext:value-type="float">
            <text:p>-3,1570004212</text:p>
          </table:table-cell>
          <table:table-cell table:formula="of:=[.A45]*[.B45]/[.B44]" office:value-type="float" office:value="193" calcext:value-type="float">
            <text:p>193</text:p>
          </table:table-cell>
          <table:table-cell table:formula="of:=[.A45]*EXP([.$L$8]+[.$L$6]*[.E45])/EXP([.$L$8]+[.$L$6]*[.E44])" office:value-type="float" office:value="150.87349745489" calcext:value-type="float">
            <text:p>150,8734974549</text:p>
          </table:table-cell>
          <table:table-cell table:formula="of:=IF([.L72] = 0;[.H44];[.G44])" office:value-type="float" office:value="150.87349745489" calcext:value-type="float">
            <text:p>150,8734974549</text:p>
          </table:table-cell>
          <table:table-cell table:formula="of:=(1-[.$L$4])*([.I44]/[.$L$2])" office:value-type="float" office:value="0.0048633622057104" calcext:value-type="float">
            <text:p>0,0048633622</text:p>
          </table:table-cell>
          <table:table-cell table:number-columns-repeated="3"/>
          <table:table-cell table:formula="of:=[.E44]-AVERAGE([.$E$2:.$E$63])" office:value-type="float" office:value="0.898147588001712" calcext:value-type="float">
            <text:p>0,898147588</text:p>
          </table:table-cell>
          <table:table-cell table:formula="of:=[.F44]-AVERAGE([.$F$2:.$F$63])" office:value-type="float" office:value="-1.80484886982098" calcext:value-type="float">
            <text:p>-1,8048488698</text:p>
          </table:table-cell>
          <table:table-cell table:formula="of:=POWER([.N44];2)" office:value-type="float" office:value="0.806669089833293" calcext:value-type="float">
            <text:p>0,8066690898</text:p>
          </table:table-cell>
          <table:table-cell table:formula="of:=[.N44]*[.O44]" office:value-type="float" office:value="-1.62102065913733" calcext:value-type="float">
            <text:p>-1,6210206591</text:p>
          </table:table-cell>
          <table:table-cell table:number-columns-repeated="100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formula="of:=[.A45]*[.B45]" office:value-type="float" office:value="193" calcext:value-type="float">
            <text:p>193</text:p>
          </table:table-cell>
          <table:table-cell table:formula="of:=2*[.B45]/([.A46]-[.A44])" office:value-type="float" office:value="0.0540540540540541" calcext:value-type="float">
            <text:p>0,0540540541</text:p>
          </table:table-cell>
          <table:table-cell table:formula="of:=LN([.A45])" office:value-type="float" office:value="5.26269018890489" calcext:value-type="float">
            <text:p>5,2626901889</text:p>
          </table:table-cell>
          <table:table-cell table:formula="of:=LN([.D45])" office:value-type="float" office:value="-2.91777073208428" calcext:value-type="float">
            <text:p>-2,9177707321</text:p>
          </table:table-cell>
          <table:table-cell table:formula="of:=[.A46]*[.B46]/[.B45]" office:value-type="float" office:value="199" calcext:value-type="float">
            <text:p>199</text:p>
          </table:table-cell>
          <table:table-cell table:formula="of:=[.A46]*EXP([.$L$8]+[.$L$6]*[.E46])/EXP([.$L$8]+[.$L$6]*[.E45])" office:value-type="float" office:value="190.613728734258" calcext:value-type="float">
            <text:p>190,6137287343</text:p>
          </table:table-cell>
          <table:table-cell table:formula="of:=IF([.L73] = 0;[.H45];[.G45])" office:value-type="float" office:value="190.613728734258" calcext:value-type="float">
            <text:p>190,6137287343</text:p>
          </table:table-cell>
          <table:table-cell table:formula="of:=(1-[.$L$4])*([.I45]/[.$L$2])" office:value-type="float" office:value="0.00614437671197288" calcext:value-type="float">
            <text:p>0,0061443767</text:p>
          </table:table-cell>
          <table:table-cell table:number-columns-repeated="3"/>
          <table:table-cell table:formula="of:=[.E45]-AVERAGE([.$E$2:.$E$63])" office:value-type="float" office:value="1.07324144167421" calcext:value-type="float">
            <text:p>1,0732414417</text:p>
          </table:table-cell>
          <table:table-cell table:formula="of:=[.F45]-AVERAGE([.$F$2:.$F$63])" office:value-type="float" office:value="-1.56561918075514" calcext:value-type="float">
            <text:p>-1,5656191808</text:p>
          </table:table-cell>
          <table:table-cell table:formula="of:=POWER([.N45];2)" office:value-type="float" office:value="1.15184719212695" calcext:value-type="float">
            <text:p>1,1518471921</text:p>
          </table:table-cell>
          <table:table-cell table:formula="of:=[.N45]*[.O45]" office:value-type="float" office:value="-1.68028738666645" calcext:value-type="float">
            <text:p>-1,6802873867</text:p>
          </table:table-cell>
          <table:table-cell table:number-columns-repeated="100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[.A46]*[.B46]" office:value-type="float" office:value="199" calcext:value-type="float">
            <text:p>199</text:p>
          </table:table-cell>
          <table:table-cell table:formula="of:=2*[.B46]/([.A47]-[.A45])" office:value-type="float" office:value="0.0645161290322581" calcext:value-type="float">
            <text:p>0,064516129</text:p>
          </table:table-cell>
          <table:table-cell table:formula="of:=LN([.A46])" office:value-type="float" office:value="5.29330482472449" calcext:value-type="float">
            <text:p>5,2933048247</text:p>
          </table:table-cell>
          <table:table-cell table:formula="of:=LN([.D46])" office:value-type="float" office:value="-2.7408400239252" calcext:value-type="float">
            <text:p>-2,7408400239</text:p>
          </table:table-cell>
          <table:table-cell table:formula="of:=[.A47]*[.B47]/[.B46]" office:value-type="float" office:value="224" calcext:value-type="float">
            <text:p>224</text:p>
          </table:table-cell>
          <table:table-cell table:formula="of:=[.A47]*EXP([.$L$8]+[.$L$6]*[.E47])/EXP([.$L$8]+[.$L$6]*[.E46])" office:value-type="float" office:value="189.656271061978" calcext:value-type="float">
            <text:p>189,656271062</text:p>
          </table:table-cell>
          <table:table-cell table:formula="of:=IF([.L74] = 0;[.H46];[.G46])" office:value-type="float" office:value="189.656271061978" calcext:value-type="float">
            <text:p>189,656271062</text:p>
          </table:table-cell>
          <table:table-cell table:formula="of:=(1-[.$L$4])*([.I46]/[.$L$2])" office:value-type="float" office:value="0.00611351334938446" calcext:value-type="float">
            <text:p>0,0061135133</text:p>
          </table:table-cell>
          <table:table-cell table:number-columns-repeated="3"/>
          <table:table-cell table:formula="of:=[.E46]-AVERAGE([.$E$2:.$E$63])" office:value-type="float" office:value="1.10385607749382" calcext:value-type="float">
            <text:p>1,1038560775</text:p>
          </table:table-cell>
          <table:table-cell table:formula="of:=[.F46]-AVERAGE([.$F$2:.$F$63])" office:value-type="float" office:value="-1.38868847259607" calcext:value-type="float">
            <text:p>-1,3886884726</text:p>
          </table:table-cell>
          <table:table-cell table:formula="of:=POWER([.N46];2)" office:value-type="float" office:value="1.21849823982004" calcext:value-type="float">
            <text:p>1,2184982398</text:p>
          </table:table-cell>
          <table:table-cell table:formula="of:=[.N46]*[.O46]" office:value-type="float" office:value="-1.53291221022078" calcext:value-type="float">
            <text:p>-1,5329122102</text:p>
          </table:table-cell>
          <table:table-cell table:number-columns-repeated="100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formula="of:=[.A47]*[.B47]" office:value-type="float" office:value="224" calcext:value-type="float">
            <text:p>224</text:p>
          </table:table-cell>
          <table:table-cell table:formula="of:=2*[.B47]/([.A48]-[.A46])" office:value-type="float" office:value="0.0740740740740741" calcext:value-type="float">
            <text:p>0,0740740741</text:p>
          </table:table-cell>
          <table:table-cell table:formula="of:=LN([.A47])" office:value-type="float" office:value="5.41164605185504" calcext:value-type="float">
            <text:p>5,4116460519</text:p>
          </table:table-cell>
          <table:table-cell table:formula="of:=LN([.D47])" office:value-type="float" office:value="-2.60268968544438" calcext:value-type="float">
            <text:p>-2,6026896854</text:p>
          </table:table-cell>
          <table:table-cell table:formula="of:=[.A48]*[.B48]/[.B47]" office:value-type="float" office:value="226" calcext:value-type="float">
            <text:p>226</text:p>
          </table:table-cell>
          <table:table-cell table:formula="of:=[.A48]*EXP([.$L$8]+[.$L$6]*[.E48])/EXP([.$L$8]+[.$L$6]*[.E47])" office:value-type="float" office:value="223.192306917812" calcext:value-type="float">
            <text:p>223,1923069178</text:p>
          </table:table-cell>
          <table:table-cell table:formula="of:=IF([.L75] = 0;[.H47];[.G47])" office:value-type="float" office:value="223.192306917812" calcext:value-type="float">
            <text:p>223,1923069178</text:p>
          </table:table-cell>
          <table:table-cell table:formula="of:=(1-[.$L$4])*([.I47]/[.$L$2])" office:value-type="float" office:value="0.0071945374660248" calcext:value-type="float">
            <text:p>0,0071945375</text:p>
          </table:table-cell>
          <table:table-cell table:number-columns-repeated="3"/>
          <table:table-cell table:formula="of:=[.E47]-AVERAGE([.$E$2:.$E$63])" office:value-type="float" office:value="1.22219730462437" calcext:value-type="float">
            <text:p>1,2221973046</text:p>
          </table:table-cell>
          <table:table-cell table:formula="of:=[.F47]-AVERAGE([.$F$2:.$F$63])" office:value-type="float" office:value="-1.25053813411525" calcext:value-type="float">
            <text:p>-1,2505381341</text:p>
          </table:table-cell>
          <table:table-cell table:formula="of:=POWER([.N47];2)" office:value-type="float" office:value="1.49376625143107" calcext:value-type="float">
            <text:p>1,4937662514</text:p>
          </table:table-cell>
          <table:table-cell table:formula="of:=[.N47]*[.O47]" office:value-type="float" office:value="-1.52840433684564" calcext:value-type="float">
            <text:p>-1,5284043368</text:p>
          </table:table-cell>
          <table:table-cell table:number-columns-repeated="100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formula="of:=[.A48]*[.B48]" office:value-type="float" office:value="226" calcext:value-type="float">
            <text:p>226</text:p>
          </table:table-cell>
          <table:table-cell table:formula="of:=2*[.B48]/([.A49]-[.A47])" office:value-type="float" office:value="0.0666666666666667" calcext:value-type="float">
            <text:p>0,0666666667</text:p>
          </table:table-cell>
          <table:table-cell table:formula="of:=LN([.A48])" office:value-type="float" office:value="5.42053499927229" calcext:value-type="float">
            <text:p>5,4205349993</text:p>
          </table:table-cell>
          <table:table-cell table:formula="of:=LN([.D48])" office:value-type="float" office:value="-2.70805020110221" calcext:value-type="float">
            <text:p>-2,7080502011</text:p>
          </table:table-cell>
          <table:table-cell table:formula="of:=[.A49]*[.B49]/[.B48]" office:value-type="float" office:value="254" calcext:value-type="float">
            <text:p>254</text:p>
          </table:table-cell>
          <table:table-cell table:formula="of:=[.A49]*EXP([.$L$8]+[.$L$6]*[.E49])/EXP([.$L$8]+[.$L$6]*[.E48])" office:value-type="float" office:value="215.523538265103" calcext:value-type="float">
            <text:p>215,5235382651</text:p>
          </table:table-cell>
          <table:table-cell table:formula="of:=IF([.L76] = 0;[.H48];[.G48])" office:value-type="float" office:value="215.523538265103" calcext:value-type="float">
            <text:p>215,5235382651</text:p>
          </table:table-cell>
          <table:table-cell table:formula="of:=(1-[.$L$4])*([.I48]/[.$L$2])" office:value-type="float" office:value="0.00694733699504034" calcext:value-type="float">
            <text:p>0,006947337</text:p>
          </table:table-cell>
          <table:table-cell table:number-columns-repeated="3"/>
          <table:table-cell table:formula="of:=[.E48]-AVERAGE([.$E$2:.$E$63])" office:value-type="float" office:value="1.23108625204161" calcext:value-type="float">
            <text:p>1,231086252</text:p>
          </table:table-cell>
          <table:table-cell table:formula="of:=[.F48]-AVERAGE([.$F$2:.$F$63])" office:value-type="float" office:value="-1.35589864977308" calcext:value-type="float">
            <text:p>-1,3558986498</text:p>
          </table:table-cell>
          <table:table-cell table:formula="of:=POWER([.N48];2)" office:value-type="float" office:value="1.51557335996587" calcext:value-type="float">
            <text:p>1,51557336</text:p>
          </table:table-cell>
          <table:table-cell table:formula="of:=[.N48]*[.O48]" office:value-type="float" office:value="-1.66922818689742" calcext:value-type="float">
            <text:p>-1,6692281869</text:p>
          </table:table-cell>
          <table:table-cell table:number-columns-repeated="100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formula="of:=[.A49]*[.B49]" office:value-type="float" office:value="254" calcext:value-type="float">
            <text:p>254</text:p>
          </table:table-cell>
          <table:table-cell table:formula="of:=2*[.B49]/([.A50]-[.A48])" office:value-type="float" office:value="0.0645161290322581" calcext:value-type="float">
            <text:p>0,064516129</text:p>
          </table:table-cell>
          <table:table-cell table:formula="of:=LN([.A49])" office:value-type="float" office:value="5.53733426701854" calcext:value-type="float">
            <text:p>5,537334267</text:p>
          </table:table-cell>
          <table:table-cell table:formula="of:=LN([.D49])" office:value-type="float" office:value="-2.7408400239252" calcext:value-type="float">
            <text:p>-2,7408400239</text:p>
          </table:table-cell>
          <table:table-cell table:formula="of:=[.A50]*[.B50]/[.B49]" office:value-type="float" office:value="257" calcext:value-type="float">
            <text:p>257</text:p>
          </table:table-cell>
          <table:table-cell table:formula="of:=[.A50]*EXP([.$L$8]+[.$L$6]*[.E50])/EXP([.$L$8]+[.$L$6]*[.E49])" office:value-type="float" office:value="252.790890897414" calcext:value-type="float">
            <text:p>252,7908908974</text:p>
          </table:table-cell>
          <table:table-cell table:formula="of:=IF([.L77] = 0;[.H49];[.G49])" office:value-type="float" office:value="252.790890897414" calcext:value-type="float">
            <text:p>252,7908908974</text:p>
          </table:table-cell>
          <table:table-cell table:formula="of:=(1-[.$L$4])*([.I49]/[.$L$2])" office:value-type="float" office:value="0.00814863899543345" calcext:value-type="float">
            <text:p>0,008148639</text:p>
          </table:table-cell>
          <table:table-cell table:number-columns-repeated="3"/>
          <table:table-cell table:formula="of:=[.E49]-AVERAGE([.$E$2:.$E$63])" office:value-type="float" office:value="1.34788551978787" calcext:value-type="float">
            <text:p>1,3478855198</text:p>
          </table:table-cell>
          <table:table-cell table:formula="of:=[.F49]-AVERAGE([.$F$2:.$F$63])" office:value-type="float" office:value="-1.38868847259607" calcext:value-type="float">
            <text:p>-1,3886884726</text:p>
          </table:table-cell>
          <table:table-cell table:formula="of:=POWER([.N49];2)" office:value-type="float" office:value="1.8167953744538" calcext:value-type="float">
            <text:p>1,8167953745</text:p>
          </table:table-cell>
          <table:table-cell table:formula="of:=[.N49]*[.O49]" office:value-type="float" office:value="-1.87179308370857" calcext:value-type="float">
            <text:p>-1,8717930837</text:p>
          </table:table-cell>
          <table:table-cell table:number-columns-repeated="100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formula="of:=[.A50]*[.B50]" office:value-type="float" office:value="257" calcext:value-type="float">
            <text:p>257</text:p>
          </table:table-cell>
          <table:table-cell table:formula="of:=2*[.B50]/([.A51]-[.A49])" office:value-type="float" office:value="0.0235294117647059" calcext:value-type="float">
            <text:p>0,0235294118</text:p>
          </table:table-cell>
          <table:table-cell table:formula="of:=LN([.A50])" office:value-type="float" office:value="5.54907608489522" calcext:value-type="float">
            <text:p>5,5490760849</text:p>
          </table:table-cell>
          <table:table-cell table:formula="of:=LN([.D50])" office:value-type="float" office:value="-3.74950407593037" calcext:value-type="float">
            <text:p>-3,7495040759</text:p>
          </table:table-cell>
          <table:table-cell table:formula="of:=[.A51]*[.B51]/[.B50]" office:value-type="float" office:value="339" calcext:value-type="float">
            <text:p>339</text:p>
          </table:table-cell>
          <table:table-cell table:formula="of:=[.A51]*EXP([.$L$8]+[.$L$6]*[.E51])/EXP([.$L$8]+[.$L$6]*[.E50])" office:value-type="float" office:value="229.646171817666" calcext:value-type="float">
            <text:p>229,6461718177</text:p>
          </table:table-cell>
          <table:table-cell table:formula="of:=IF([.L78] = 0;[.H50];[.G50])" office:value-type="float" office:value="229.646171817666" calcext:value-type="float">
            <text:p>229,6461718177</text:p>
          </table:table-cell>
          <table:table-cell table:formula="of:=(1-[.$L$4])*([.I50]/[.$L$2])" office:value-type="float" office:value="0.00740257587677416" calcext:value-type="float">
            <text:p>0,0074025759</text:p>
          </table:table-cell>
          <table:table-cell table:number-columns-repeated="3"/>
          <table:table-cell table:formula="of:=[.E50]-AVERAGE([.$E$2:.$E$63])" office:value-type="float" office:value="1.35962733766455" calcext:value-type="float">
            <text:p>1,3596273377</text:p>
          </table:table-cell>
          <table:table-cell table:formula="of:=[.F50]-AVERAGE([.$F$2:.$F$63])" office:value-type="float" office:value="-2.39735252460124" calcext:value-type="float">
            <text:p>-2,3973525246</text:p>
          </table:table-cell>
          <table:table-cell table:formula="of:=POWER([.N50];2)" office:value-type="float" office:value="1.84858649732479" calcext:value-type="float">
            <text:p>1,8485864973</text:p>
          </table:table-cell>
          <table:table-cell table:formula="of:=[.N50]*[.O50]" office:value-type="float" office:value="-3.25950603046696" calcext:value-type="float">
            <text:p>-3,2595060305</text:p>
          </table:table-cell>
          <table:table-cell table:number-columns-repeated="100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formula="of:=[.A51]*[.B51]" office:value-type="float" office:value="339" calcext:value-type="float">
            <text:p>339</text:p>
          </table:table-cell>
          <table:table-cell table:formula="of:=2*[.B51]/([.A52]-[.A50])" office:value-type="float" office:value="0.0121951219512195" calcext:value-type="float">
            <text:p>0,012195122</text:p>
          </table:table-cell>
          <table:table-cell table:formula="of:=LN([.A51])" office:value-type="float" office:value="5.82600010738045" calcext:value-type="float">
            <text:p>5,8260001074</text:p>
          </table:table-cell>
          <table:table-cell table:formula="of:=LN([.D51])" office:value-type="float" office:value="-4.40671924726425" calcext:value-type="float">
            <text:p>-4,4067192473</text:p>
          </table:table-cell>
          <table:table-cell table:formula="of:=[.A52]*[.B52]/[.B51]" office:value-type="float" office:value="421" calcext:value-type="float">
            <text:p>421</text:p>
          </table:table-cell>
          <table:table-cell table:formula="of:=[.A52]*EXP([.$L$8]+[.$L$6]*[.E52])/EXP([.$L$8]+[.$L$6]*[.E51])" office:value-type="float" office:value="310.432017340056" calcext:value-type="float">
            <text:p>310,4320173401</text:p>
          </table:table-cell>
          <table:table-cell table:formula="of:=IF([.L79] = 0;[.H51];[.G51])" office:value-type="float" office:value="310.432017340056" calcext:value-type="float">
            <text:p>310,4320173401</text:p>
          </table:table-cell>
          <table:table-cell table:formula="of:=(1-[.$L$4])*([.I51]/[.$L$2])" office:value-type="float" office:value="0.0100066835199168" calcext:value-type="float">
            <text:p>0,0100066835</text:p>
          </table:table-cell>
          <table:table-cell table:number-columns-repeated="3"/>
          <table:table-cell table:formula="of:=[.E51]-AVERAGE([.$E$2:.$E$63])" office:value-type="float" office:value="1.63655136014978" calcext:value-type="float">
            <text:p>1,6365513601</text:p>
          </table:table-cell>
          <table:table-cell table:formula="of:=[.F51]-AVERAGE([.$F$2:.$F$63])" office:value-type="float" office:value="-3.05456769593512" calcext:value-type="float">
            <text:p>-3,0545676959</text:p>
          </table:table-cell>
          <table:table-cell table:formula="of:=POWER([.N51];2)" office:value-type="float" office:value="2.67830035440809" calcext:value-type="float">
            <text:p>2,6783003544</text:p>
          </table:table-cell>
          <table:table-cell table:formula="of:=[.N51]*[.O51]" office:value-type="float" office:value="-4.99895691745219" calcext:value-type="float">
            <text:p>-4,9989569175</text:p>
          </table:table-cell>
          <table:table-cell table:number-columns-repeated="100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formula="of:=[.A52]*[.B52]" office:value-type="float" office:value="421" calcext:value-type="float">
            <text:p>421</text:p>
          </table:table-cell>
          <table:table-cell table:formula="of:=2*[.B52]/([.A53]-[.A51])" office:value-type="float" office:value="0.0170940170940171" calcext:value-type="float">
            <text:p>0,0170940171</text:p>
          </table:table-cell>
          <table:table-cell table:formula="of:=LN([.A52])" office:value-type="float" office:value="6.04263283368238" calcext:value-type="float">
            <text:p>6,0426328337</text:p>
          </table:table-cell>
          <table:table-cell table:formula="of:=LN([.D52])" office:value-type="float" office:value="-4.06902675423781" calcext:value-type="float">
            <text:p>-4,0690267542</text:p>
          </table:table-cell>
          <table:table-cell table:formula="of:=[.A53]*[.B53]/[.B52]" office:value-type="float" office:value="456" calcext:value-type="float">
            <text:p>456</text:p>
          </table:table-cell>
          <table:table-cell table:formula="of:=[.A53]*EXP([.$L$8]+[.$L$6]*[.E53])/EXP([.$L$8]+[.$L$6]*[.E52])" office:value-type="float" office:value="407.556408285741" calcext:value-type="float">
            <text:p>407,5564082857</text:p>
          </table:table-cell>
          <table:table-cell table:formula="of:=IF([.L80] = 0;[.H52];[.G52])" office:value-type="float" office:value="407.556408285741" calcext:value-type="float">
            <text:p>407,5564082857</text:p>
          </table:table-cell>
          <table:table-cell table:formula="of:=(1-[.$L$4])*([.I52]/[.$L$2])" office:value-type="float" office:value="0.0131374593032456" calcext:value-type="float">
            <text:p>0,0131374593</text:p>
          </table:table-cell>
          <table:table-cell table:number-columns-repeated="3"/>
          <table:table-cell table:formula="of:=[.E52]-AVERAGE([.$E$2:.$E$63])" office:value-type="float" office:value="1.85318408645171" calcext:value-type="float">
            <text:p>1,8531840865</text:p>
          </table:table-cell>
          <table:table-cell table:formula="of:=[.F52]-AVERAGE([.$F$2:.$F$63])" office:value-type="float" office:value="-2.71687520290868" calcext:value-type="float">
            <text:p>-2,7168752029</text:p>
          </table:table-cell>
          <table:table-cell table:formula="of:=POWER([.N52];2)" office:value-type="float" office:value="3.43429125827786" calcext:value-type="float">
            <text:p>3,4342912583</text:p>
          </table:table-cell>
          <table:table-cell table:formula="of:=[.N52]*[.O52]" office:value-type="float" office:value="-5.03486989090562" calcext:value-type="float">
            <text:p>-5,0348698909</text:p>
          </table:table-cell>
          <table:table-cell table:number-columns-repeated="100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formula="of:=[.A53]*[.B53]" office:value-type="float" office:value="456" calcext:value-type="float">
            <text:p>456</text:p>
          </table:table-cell>
          <table:table-cell table:formula="of:=2*[.B53]/([.A54]-[.A52])" office:value-type="float" office:value="0.0333333333333333" calcext:value-type="float">
            <text:p>0,0333333333</text:p>
          </table:table-cell>
          <table:table-cell table:formula="of:=LN([.A53])" office:value-type="float" office:value="6.12249280951439" calcext:value-type="float">
            <text:p>6,1224928095</text:p>
          </table:table-cell>
          <table:table-cell table:formula="of:=LN([.D53])" office:value-type="float" office:value="-3.40119738166216" calcext:value-type="float">
            <text:p>-3,4011973817</text:p>
          </table:table-cell>
          <table:table-cell table:formula="of:=[.A54]*[.B54]/[.B53]" office:value-type="float" office:value="481" calcext:value-type="float">
            <text:p>481</text:p>
          </table:table-cell>
          <table:table-cell table:formula="of:=[.A54]*EXP([.$L$8]+[.$L$6]*[.E54])/EXP([.$L$8]+[.$L$6]*[.E53])" office:value-type="float" office:value="446.215716332876" calcext:value-type="float">
            <text:p>446,2157163329</text:p>
          </table:table-cell>
          <table:table-cell table:formula="of:=IF([.L81] = 0;[.H53];[.G53])" office:value-type="float" office:value="446.215716332876" calcext:value-type="float">
            <text:p>446,2157163329</text:p>
          </table:table-cell>
          <table:table-cell table:formula="of:=(1-[.$L$4])*([.I53]/[.$L$2])" office:value-type="float" office:value="0.0143836305714074" calcext:value-type="float">
            <text:p>0,0143836306</text:p>
          </table:table-cell>
          <table:table-cell table:number-columns-repeated="3"/>
          <table:table-cell table:formula="of:=[.E53]-AVERAGE([.$E$2:.$E$63])" office:value-type="float" office:value="1.93304406228371" calcext:value-type="float">
            <text:p>1,9330440623</text:p>
          </table:table-cell>
          <table:table-cell table:formula="of:=[.F53]-AVERAGE([.$F$2:.$F$63])" office:value-type="float" office:value="-2.04904583033302" calcext:value-type="float">
            <text:p>-2,0490458303</text:p>
          </table:table-cell>
          <table:table-cell table:formula="of:=POWER([.N53];2)" office:value-type="float" office:value="3.73665934673033" calcext:value-type="float">
            <text:p>3,7366593467</text:p>
          </table:table-cell>
          <table:table-cell table:formula="of:=[.N53]*[.O53]" office:value-type="float" office:value="-3.96089587567245" calcext:value-type="float">
            <text:p>-3,9608958757</text:p>
          </table:table-cell>
          <table:table-cell table:number-columns-repeated="100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formula="of:=[.A54]*[.B54]" office:value-type="float" office:value="481" calcext:value-type="float">
            <text:p>481</text:p>
          </table:table-cell>
          <table:table-cell table:formula="of:=2*[.B54]/([.A55]-[.A53])" office:value-type="float" office:value="0.0740740740740741" calcext:value-type="float">
            <text:p>0,0740740741</text:p>
          </table:table-cell>
          <table:table-cell table:formula="of:=LN([.A54])" office:value-type="float" office:value="6.17586727010576" calcext:value-type="float">
            <text:p>6,1758672701</text:p>
          </table:table-cell>
          <table:table-cell table:formula="of:=LN([.D54])" office:value-type="float" office:value="-2.60268968544438" calcext:value-type="float">
            <text:p>-2,6026896854</text:p>
          </table:table-cell>
          <table:table-cell table:formula="of:=[.A55]*[.B55]/[.B54]" office:value-type="float" office:value="483" calcext:value-type="float">
            <text:p>483</text:p>
          </table:table-cell>
          <table:table-cell table:formula="of:=[.A55]*EXP([.$L$8]+[.$L$6]*[.E55])/EXP([.$L$8]+[.$L$6]*[.E54])" office:value-type="float" office:value="480.189608794549" calcext:value-type="float">
            <text:p>480,1896087945</text:p>
          </table:table-cell>
          <table:table-cell table:formula="of:=IF([.L82] = 0;[.H54];[.G54])" office:value-type="float" office:value="480.189608794549" calcext:value-type="float">
            <text:p>480,1896087945</text:p>
          </table:table-cell>
          <table:table-cell table:formula="of:=(1-[.$L$4])*([.I54]/[.$L$2])" office:value-type="float" office:value="0.0154787688651847" calcext:value-type="float">
            <text:p>0,0154787689</text:p>
          </table:table-cell>
          <table:table-cell table:number-columns-repeated="3"/>
          <table:table-cell table:formula="of:=[.E54]-AVERAGE([.$E$2:.$E$63])" office:value-type="float" office:value="1.98641852287509" calcext:value-type="float">
            <text:p>1,9864185229</text:p>
          </table:table-cell>
          <table:table-cell table:formula="of:=[.F54]-AVERAGE([.$F$2:.$F$63])" office:value-type="float" office:value="-1.25053813411525" calcext:value-type="float">
            <text:p>-1,2505381341</text:p>
          </table:table-cell>
          <table:table-cell table:formula="of:=POWER([.N54];2)" office:value-type="float" office:value="3.94585854802125" calcext:value-type="float">
            <text:p>3,945858548</text:p>
          </table:table-cell>
          <table:table-cell table:formula="of:=[.N54]*[.O54]" office:value-type="float" office:value="-2.48409211316818" calcext:value-type="float">
            <text:p>-2,4840921132</text:p>
          </table:table-cell>
          <table:table-cell table:number-columns-repeated="100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formula="of:=[.A55]*[.B55]" office:value-type="float" office:value="483" calcext:value-type="float">
            <text:p>483</text:p>
          </table:table-cell>
          <table:table-cell table:formula="of:=2*[.B55]/([.A56]-[.A54])" office:value-type="float" office:value="0.00303490136570561" calcext:value-type="float">
            <text:p>0,0030349014</text:p>
          </table:table-cell>
          <table:table-cell table:formula="of:=LN([.A55])" office:value-type="float" office:value="6.18001665365257" calcext:value-type="float">
            <text:p>6,1800166537</text:p>
          </table:table-cell>
          <table:table-cell table:formula="of:=LN([.D55])" office:value-type="float" office:value="-5.79757635394256" calcext:value-type="float">
            <text:p>-5,7975763539</text:p>
          </table:table-cell>
          <table:table-cell table:formula="of:=[.A56]*[.B56]/[.B55]" office:value-type="float" office:value="1140" calcext:value-type="float">
            <text:p>1140</text:p>
          </table:table-cell>
          <table:table-cell table:formula="of:=[.A56]*EXP([.$L$8]+[.$L$6]*[.E56])/EXP([.$L$8]+[.$L$6]*[.E55])" office:value-type="float" office:value="340.709800819144" calcext:value-type="float">
            <text:p>340,7098008191</text:p>
          </table:table-cell>
          <table:table-cell table:formula="of:=IF([.L83] = 0;[.H55];[.G55])" office:value-type="float" office:value="340.709800819144" calcext:value-type="float">
            <text:p>340,7098008191</text:p>
          </table:table-cell>
          <table:table-cell table:formula="of:=(1-[.$L$4])*([.I55]/[.$L$2])" office:value-type="float" office:value="0.0109826788426799" calcext:value-type="float">
            <text:p>0,0109826788</text:p>
          </table:table-cell>
          <table:table-cell table:number-columns-repeated="3"/>
          <table:table-cell table:formula="of:=[.E55]-AVERAGE([.$E$2:.$E$63])" office:value-type="float" office:value="1.9905679064219" calcext:value-type="float">
            <text:p>1,9905679064</text:p>
          </table:table-cell>
          <table:table-cell table:formula="of:=[.F55]-AVERAGE([.$F$2:.$F$63])" office:value-type="float" office:value="-4.44542480261343" calcext:value-type="float">
            <text:p>-4,4454248026</text:p>
          </table:table-cell>
          <table:table-cell table:formula="of:=POWER([.N55];2)" office:value-type="float" office:value="3.96236059007687" calcext:value-type="float">
            <text:p>3,9623605901</text:p>
          </table:table-cell>
          <table:table-cell table:formula="of:=[.N55]*[.O55]" office:value-type="float" office:value="-8.8489199424942" calcext:value-type="float">
            <text:p>-8,8489199425</text:p>
          </table:table-cell>
          <table:table-cell table:number-columns-repeated="100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formula="of:=[.A56]*[.B56]" office:value-type="float" office:value="1140" calcext:value-type="float">
            <text:p>1140</text:p>
          </table:table-cell>
          <table:table-cell table:formula="of:=2*[.B56]/([.A57]-[.A55])" office:value-type="float" office:value="0.00258732212160414" calcext:value-type="float">
            <text:p>0,0025873221</text:p>
          </table:table-cell>
          <table:table-cell table:formula="of:=LN([.A56])" office:value-type="float" office:value="7.03878354138854" calcext:value-type="float">
            <text:p>7,0387835414</text:p>
          </table:table-cell>
          <table:table-cell table:formula="of:=LN([.D56])" office:value-type="float" office:value="-5.95713186802748" calcext:value-type="float">
            <text:p>-5,957131868</text:p>
          </table:table-cell>
          <table:table-cell table:formula="of:=[.A57]*[.B57]/[.B56]" office:value-type="float" office:value="1256" calcext:value-type="float">
            <text:p>1256</text:p>
          </table:table-cell>
          <table:table-cell table:formula="of:=[.A57]*EXP([.$L$8]+[.$L$6]*[.E57])/EXP([.$L$8]+[.$L$6]*[.E56])" office:value-type="float" office:value="1095.97952632703" calcext:value-type="float">
            <text:p>1095,979526327</text:p>
          </table:table-cell>
          <table:table-cell table:formula="of:=IF([.L84] = 0;[.H56];[.G56])" office:value-type="float" office:value="1095.97952632703" calcext:value-type="float">
            <text:p>1095,979526327</text:p>
          </table:table-cell>
          <table:table-cell table:formula="of:=(1-[.$L$4])*([.I56]/[.$L$2])" office:value-type="float" office:value="0.0353285732516735" calcext:value-type="float">
            <text:p>0,0353285733</text:p>
          </table:table-cell>
          <table:table-cell table:number-columns-repeated="3"/>
          <table:table-cell table:formula="of:=[.E56]-AVERAGE([.$E$2:.$E$63])" office:value-type="float" office:value="2.84933479415787" calcext:value-type="float">
            <text:p>2,8493347942</text:p>
          </table:table-cell>
          <table:table-cell table:formula="of:=[.F56]-AVERAGE([.$F$2:.$F$63])" office:value-type="float" office:value="-4.60498031669834" calcext:value-type="float">
            <text:p>-4,6049803167</text:p>
          </table:table-cell>
          <table:table-cell table:formula="of:=POWER([.N56];2)" office:value-type="float" office:value="8.11870876919867" calcext:value-type="float">
            <text:p>8,1187087692</text:p>
          </table:table-cell>
          <table:table-cell table:formula="of:=[.N56]*[.O56]" office:value-type="float" office:value="-13.1211306427807" calcext:value-type="float">
            <text:p>-13,1211306428</text:p>
          </table:table-cell>
          <table:table-cell table:number-columns-repeated="100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formula="of:=[.A57]*[.B57]" office:value-type="float" office:value="1256" calcext:value-type="float">
            <text:p>1256</text:p>
          </table:table-cell>
          <table:table-cell table:formula="of:=2*[.B57]/([.A58]-[.A56])" office:value-type="float" office:value="0.010989010989011" calcext:value-type="float">
            <text:p>0,010989011</text:p>
          </table:table-cell>
          <table:table-cell table:formula="of:=LN([.A57])" office:value-type="float" office:value="7.13568734702814" calcext:value-type="float">
            <text:p>7,135687347</text:p>
          </table:table-cell>
          <table:table-cell table:formula="of:=LN([.D57])" office:value-type="float" office:value="-4.51085950651685" calcext:value-type="float">
            <text:p>-4,5108595065</text:p>
          </table:table-cell>
          <table:table-cell table:formula="of:=[.A58]*[.B58]/[.B57]" office:value-type="float" office:value="1322" calcext:value-type="float">
            <text:p>1322</text:p>
          </table:table-cell>
          <table:table-cell table:formula="of:=[.A58]*EXP([.$L$8]+[.$L$6]*[.E58])/EXP([.$L$8]+[.$L$6]*[.E57])" office:value-type="float" office:value="1230.13000991938" calcext:value-type="float">
            <text:p>1230,1300099194</text:p>
          </table:table-cell>
          <table:table-cell table:formula="of:=IF([.L85] = 0;[.H57];[.G57])" office:value-type="float" office:value="1230.13000991938" calcext:value-type="float">
            <text:p>1230,1300099194</text:p>
          </table:table-cell>
          <table:table-cell table:formula="of:=(1-[.$L$4])*([.I57]/[.$L$2])" office:value-type="float" office:value="0.0396528740916928" calcext:value-type="float">
            <text:p>0,0396528741</text:p>
          </table:table-cell>
          <table:table-cell table:number-columns-repeated="3"/>
          <table:table-cell table:formula="of:=[.E57]-AVERAGE([.$E$2:.$E$63])" office:value-type="float" office:value="2.94623859979747" calcext:value-type="float">
            <text:p>2,9462385998</text:p>
          </table:table-cell>
          <table:table-cell table:formula="of:=[.F57]-AVERAGE([.$F$2:.$F$63])" office:value-type="float" office:value="-3.15870795518772" calcext:value-type="float">
            <text:p>-3,1587079552</text:p>
          </table:table-cell>
          <table:table-cell table:formula="of:=POWER([.N57];2)" office:value-type="float" office:value="8.68032188693657" calcext:value-type="float">
            <text:p>8,6803218869</text:p>
          </table:table-cell>
          <table:table-cell table:formula="of:=[.N57]*[.O57]" office:value-type="float" office:value="-9.30630730306139" calcext:value-type="float">
            <text:p>-9,3063073031</text:p>
          </table:table-cell>
          <table:table-cell table:number-columns-repeated="100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table:formula="of:=[.A58]*[.B58]" office:value-type="float" office:value="1322" calcext:value-type="float">
            <text:p>1322</text:p>
          </table:table-cell>
          <table:table-cell table:formula="of:=2*[.B58]/([.A59]-[.A57])" office:value-type="float" office:value="0.0072992700729927" calcext:value-type="float">
            <text:p>0,0072992701</text:p>
          </table:table-cell>
          <table:table-cell table:formula="of:=LN([.A58])" office:value-type="float" office:value="7.18690102041163" calcext:value-type="float">
            <text:p>7,1869010204</text:p>
          </table:table-cell>
          <table:table-cell table:formula="of:=LN([.D58])" office:value-type="float" office:value="-4.91998092582813" calcext:value-type="float">
            <text:p>-4,9199809258</text:p>
          </table:table-cell>
          <table:table-cell table:formula="of:=[.A59]*[.B59]/[.B58]" office:value-type="float" office:value="1530" calcext:value-type="float">
            <text:p>1530</text:p>
          </table:table-cell>
          <table:table-cell table:formula="of:=[.A59]*EXP([.$L$8]+[.$L$6]*[.E59])/EXP([.$L$8]+[.$L$6]*[.E58])" office:value-type="float" office:value="1245.78357171267" calcext:value-type="float">
            <text:p>1245,7835717127</text:p>
          </table:table-cell>
          <table:table-cell table:formula="of:=IF([.L86] = 0;[.H58];[.G58])" office:value-type="float" office:value="1245.78357171267" calcext:value-type="float">
            <text:p>1245,7835717127</text:p>
          </table:table-cell>
          <table:table-cell table:formula="of:=(1-[.$L$4])*([.I58]/[.$L$2])" office:value-type="float" office:value="0.0401574619888017" calcext:value-type="float">
            <text:p>0,040157462</text:p>
          </table:table-cell>
          <table:table-cell table:number-columns-repeated="3"/>
          <table:table-cell table:formula="of:=[.E58]-AVERAGE([.$E$2:.$E$63])" office:value-type="float" office:value="2.99745227318096" calcext:value-type="float">
            <text:p>2,9974522732</text:p>
          </table:table-cell>
          <table:table-cell table:formula="of:=[.F58]-AVERAGE([.$F$2:.$F$63])" office:value-type="float" office:value="-3.56782937449899" calcext:value-type="float">
            <text:p>-3,5678293745</text:p>
          </table:table-cell>
          <table:table-cell table:formula="of:=POWER([.N58];2)" office:value-type="float" office:value="8.9847201299977" calcext:value-type="float">
            <text:p>8,98472013</text:p>
          </table:table-cell>
          <table:table-cell table:formula="of:=[.N58]*[.O58]" office:value-type="float" office:value="-10.6943982689138" calcext:value-type="float">
            <text:p>-10,6943982689</text:p>
          </table:table-cell>
          <table:table-cell table:number-columns-repeated="1007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formula="of:=[.A59]*[.B59]" office:value-type="float" office:value="1530" calcext:value-type="float">
            <text:p>1530</text:p>
          </table:table-cell>
          <table:table-cell table:formula="of:=2*[.B59]/([.A60]-[.A58])" office:value-type="float" office:value="0.00247218788627936" calcext:value-type="float">
            <text:p>0,0024721879</text:p>
          </table:table-cell>
          <table:table-cell table:formula="of:=LN([.A59])" office:value-type="float" office:value="7.33302301438648" calcext:value-type="float">
            <text:p>7,3330230144</text:p>
          </table:table-cell>
          <table:table-cell table:formula="of:=LN([.D59])" office:value-type="float" office:value="-6.00265173649855" calcext:value-type="float">
            <text:p>-6,0026517365</text:p>
          </table:table-cell>
          <table:table-cell table:formula="of:=[.A60]*[.B60]/[.B59]" office:value-type="float" office:value="2131" calcext:value-type="float">
            <text:p>2131</text:p>
          </table:table-cell>
          <table:table-cell table:formula="of:=[.A60]*EXP([.$L$8]+[.$L$6]*[.E60])/EXP([.$L$8]+[.$L$6]*[.E59])" office:value-type="float" office:value="1337.26233684941" calcext:value-type="float">
            <text:p>1337,2623368494</text:p>
          </table:table-cell>
          <table:table-cell table:formula="of:=IF([.L87] = 0;[.H59];[.G59])" office:value-type="float" office:value="1337.26233684941" calcext:value-type="float">
            <text:p>1337,2623368494</text:p>
          </table:table-cell>
          <table:table-cell table:formula="of:=(1-[.$L$4])*([.I59]/[.$L$2])" office:value-type="float" office:value="0.0431062527074904" calcext:value-type="float">
            <text:p>0,0431062527</text:p>
          </table:table-cell>
          <table:table-cell table:number-columns-repeated="3"/>
          <table:table-cell table:formula="of:=[.E59]-AVERAGE([.$E$2:.$E$63])" office:value-type="float" office:value="3.14357426715581" calcext:value-type="float">
            <text:p>3,1435742672</text:p>
          </table:table-cell>
          <table:table-cell table:formula="of:=[.F59]-AVERAGE([.$F$2:.$F$63])" office:value-type="float" office:value="-4.65050018516941" calcext:value-type="float">
            <text:p>-4,6505001852</text:p>
          </table:table-cell>
          <table:table-cell table:formula="of:=POWER([.N59];2)" office:value-type="float" office:value="9.88205917312419" calcext:value-type="float">
            <text:p>9,8820591731</text:p>
          </table:table-cell>
          <table:table-cell table:formula="of:=[.N59]*[.O59]" office:value-type="float" office:value="-14.6191927115019" calcext:value-type="float">
            <text:p>-14,6191927115</text:p>
          </table:table-cell>
          <table:table-cell table:number-columns-repeated="1007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  <table:table-cell table:formula="of:=[.A60]*[.B60]" office:value-type="float" office:value="2131" calcext:value-type="float">
            <text:p>2131</text:p>
          </table:table-cell>
          <table:table-cell table:formula="of:=2*[.B60]/([.A61]-[.A59])" office:value-type="float" office:value="0.0023121387283237" calcext:value-type="float">
            <text:p>0,0023121387</text:p>
          </table:table-cell>
          <table:table-cell table:formula="of:=LN([.A60])" office:value-type="float" office:value="7.66434663209862" calcext:value-type="float">
            <text:p>7,6643466321</text:p>
          </table:table-cell>
          <table:table-cell table:formula="of:=LN([.D60])" office:value-type="float" office:value="-6.06958232637193" calcext:value-type="float">
            <text:p>-6,0695823264</text:p>
          </table:table-cell>
          <table:table-cell table:formula="of:=[.A61]*[.B61]/[.B60]" office:value-type="float" office:value="2395" calcext:value-type="float">
            <text:p>2395</text:p>
          </table:table-cell>
          <table:table-cell table:formula="of:=[.A61]*EXP([.$L$8]+[.$L$6]*[.E61])/EXP([.$L$8]+[.$L$6]*[.E60])" office:value-type="float" office:value="2032.22141297509" calcext:value-type="float">
            <text:p>2032,2214129751</text:p>
          </table:table-cell>
          <table:table-cell table:formula="of:=IF([.L88] = 0;[.H60];[.G60])" office:value-type="float" office:value="2032.22141297509" calcext:value-type="float">
            <text:p>2032,2214129751</text:p>
          </table:table-cell>
          <table:table-cell table:formula="of:=(1-[.$L$4])*([.I60]/[.$L$2])" office:value-type="float" office:value="0.0655080513159942" calcext:value-type="float">
            <text:p>0,0655080513</text:p>
          </table:table-cell>
          <table:table-cell table:number-columns-repeated="3"/>
          <table:table-cell table:formula="of:=[.E60]-AVERAGE([.$E$2:.$E$63])" office:value-type="float" office:value="3.47489788486795" calcext:value-type="float">
            <text:p>3,4748978849</text:p>
          </table:table-cell>
          <table:table-cell table:formula="of:=[.F60]-AVERAGE([.$F$2:.$F$63])" office:value-type="float" office:value="-4.7174307750428" calcext:value-type="float">
            <text:p>-4,717430775</text:p>
          </table:table-cell>
          <table:table-cell table:formula="of:=POWER([.N60];2)" office:value-type="float" office:value="12.0749153102597" calcext:value-type="float">
            <text:p>12,0749153103</text:p>
          </table:table-cell>
          <table:table-cell table:formula="of:=[.N60]*[.O60]" office:value-type="float" office:value="-16.3925902222072" calcext:value-type="float">
            <text:p>-16,3925902222</text:p>
          </table:table-cell>
          <table:table-cell table:number-columns-repeated="1007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" calcext:value-type="float">
            <text:p>1</text:p>
          </table:table-cell>
          <table:table-cell table:formula="of:=[.A61]*[.B61]" office:value-type="float" office:value="2395" calcext:value-type="float">
            <text:p>2395</text:p>
          </table:table-cell>
          <table:table-cell table:formula="of:=2*[.B61]/([.A62]-[.A60])" office:value-type="float" office:value="0.000417188151856487" calcext:value-type="float">
            <text:p>0,0004171882</text:p>
          </table:table-cell>
          <table:table-cell table:formula="of:=LN([.A61])" office:value-type="float" office:value="7.78113850984502" calcext:value-type="float">
            <text:p>7,7811385098</text:p>
          </table:table-cell>
          <table:table-cell table:formula="of:=LN([.D61])" office:value-type="float" office:value="-7.78197323443438" calcext:value-type="float">
            <text:p>-7,7819732344</text:p>
          </table:table-cell>
          <table:table-cell table:formula="of:=[.A62]*[.B62]/[.B61]" office:value-type="float" office:value="6925" calcext:value-type="float">
            <text:p>6925</text:p>
          </table:table-cell>
          <table:table-cell table:formula="of:=[.A62]*EXP([.$L$8]+[.$L$6]*[.E62])/EXP([.$L$8]+[.$L$6]*[.E61])" office:value-type="float" office:value="1555.67177401256" calcext:value-type="float">
            <text:p>1555,6717740126</text:p>
          </table:table-cell>
          <table:table-cell table:formula="of:=IF([.L89] = 0;[.H61];[.G61])" office:value-type="float" office:value="1555.67177401256" calcext:value-type="float">
            <text:p>1555,6717740126</text:p>
          </table:table-cell>
          <table:table-cell table:formula="of:=(1-[.$L$4])*([.I61]/[.$L$2])" office:value-type="float" office:value="0.0501466157930439" calcext:value-type="float">
            <text:p>0,0501466158</text:p>
          </table:table-cell>
          <table:table-cell table:number-columns-repeated="3"/>
          <table:table-cell table:formula="of:=[.E61]-AVERAGE([.$E$2:.$E$63])" office:value-type="float" office:value="3.59168976261434" calcext:value-type="float">
            <text:p>3,5916897626</text:p>
          </table:table-cell>
          <table:table-cell table:formula="of:=[.F61]-AVERAGE([.$F$2:.$F$63])" office:value-type="float" office:value="-6.42982168310525" calcext:value-type="float">
            <text:p>-6,4298216831</text:p>
          </table:table-cell>
          <table:table-cell table:formula="of:=POWER([.N61];2)" office:value-type="float" office:value="12.9002353508687" calcext:value-type="float">
            <text:p>12,9002353509</text:p>
          </table:table-cell>
          <table:table-cell table:formula="of:=[.N61]*[.O61]" office:value-type="float" office:value="-23.0939247146449" calcext:value-type="float">
            <text:p>-23,0939247146</text:p>
          </table:table-cell>
          <table:table-cell table:number-columns-repeated="1007"/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1" calcext:value-type="float">
            <text:p>1</text:p>
          </table:table-cell>
          <table:table-cell table:formula="of:=[.A62]*[.B62]" office:value-type="float" office:value="6925" calcext:value-type="float">
            <text:p>6925</text:p>
          </table:table-cell>
          <table:table-cell table:formula="of:=2*[.B62]/([.A63]-[.A61])" office:value-type="float" office:value="0.000366905155017428" calcext:value-type="float">
            <text:p>0,0003669052</text:p>
          </table:table-cell>
          <table:table-cell table:formula="of:=LN([.A62])" office:value-type="float" office:value="8.84289333105554" calcext:value-type="float">
            <text:p>8,8428933311</text:p>
          </table:table-cell>
          <table:table-cell table:formula="of:=LN([.D62])" office:value-type="float" office:value="-7.91040717650434" calcext:value-type="float">
            <text:p>-7,9104071765</text:p>
          </table:table-cell>
          <table:table-cell table:formula="of:=[.A63]*[.B63]/[.B62]" office:value-type="float" office:value="7846" calcext:value-type="float">
            <text:p>7846</text:p>
          </table:table-cell>
          <table:table-cell table:formula="of:=[.A63]*EXP([.$L$8]+[.$L$6]*[.E63])/EXP([.$L$8]+[.$L$6]*[.E62])" office:value-type="float" office:value="6582.37161498762" calcext:value-type="float">
            <text:p>6582,3716149876</text:p>
          </table:table-cell>
          <table:table-cell table:formula="of:=IF([.L90] = 0;[.H62];[.G62])" office:value-type="float" office:value="6582.37161498762" calcext:value-type="float">
            <text:p>6582,3716149876</text:p>
          </table:table-cell>
          <table:table-cell table:formula="of:=(1-[.$L$4])*([.I62]/[.$L$2])" office:value-type="float" office:value="0.212180786395856" calcext:value-type="float">
            <text:p>0,2121807864</text:p>
          </table:table-cell>
          <table:table-cell table:number-columns-repeated="3"/>
          <table:table-cell table:formula="of:=[.E62]-AVERAGE([.$E$2:.$E$63])" office:value-type="float" office:value="4.65344458382487" calcext:value-type="float">
            <text:p>4,6534445838</text:p>
          </table:table-cell>
          <table:table-cell table:formula="of:=[.F62]-AVERAGE([.$F$2:.$F$63])" office:value-type="float" office:value="-6.5582556251752" calcext:value-type="float">
            <text:p>-6,5582556252</text:p>
          </table:table-cell>
          <table:table-cell table:formula="of:=POWER([.N62];2)" office:value-type="float" office:value="21.654546494729" calcext:value-type="float">
            <text:p>21,6545464947</text:p>
          </table:table-cell>
          <table:table-cell table:formula="of:=[.N62]*[.O62]" office:value-type="float" office:value="-30.5184791183105" calcext:value-type="float">
            <text:p>-30,5184791183</text:p>
          </table:table-cell>
          <table:table-cell table:number-columns-repeated="1007"/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1" calcext:value-type="float">
            <text:p>1</text:p>
          </table:table-cell>
          <table:table-cell table:formula="of:=[.A63]*[.B63]" office:value-type="float" office:value="7846" calcext:value-type="float">
            <text:p>7846</text:p>
          </table:table-cell>
          <table:table-cell table:style-name="ce2" table:formula="of:=2*[.B63]/(2*[.A63]-[.A62]-[.A62])" office:value-type="float" office:value="0.001085776330076" calcext:value-type="float">
            <text:p>0,0010857763</text:p>
          </table:table-cell>
          <table:table-cell table:formula="of:=LN([.A63])" office:value-type="float" office:value="8.9677591267695" calcext:value-type="float">
            <text:p>8,9677591268</text:p>
          </table:table-cell>
          <table:table-cell table:formula="of:=LN([.D63])" office:value-type="float" office:value="-6.82546003625531" calcext:value-type="float">
            <text:p>-6,8254600363</text:p>
          </table:table-cell>
          <table:table-cell table:formula="of:=[.A64]*[.B64]/[.B63]" office:value-type="float" office:value="0" calcext:value-type="float">
            <text:p>0</text:p>
          </table:table-cell>
          <table:table-cell table:formula="of:=[.A64]*EXP([.$L$8]+[.$L$6]*[.E64])/EXP([.$L$8]+[.$L$6]*[.E63])" office:value-type="float" office:value="0" calcext:value-type="float">
            <text:p>0</text:p>
          </table:table-cell>
          <table:table-cell table:formula="of:=IF([.L91] = 0;[.H63];[.G63])" office:value-type="float" office:value="0" calcext:value-type="float">
            <text:p>0</text:p>
          </table:table-cell>
          <table:table-cell table:formula="of:=(1-[.$L$4])*([.I63]/[.$L$2])" office:value-type="float" office:value="0" calcext:value-type="float">
            <text:p>0</text:p>
          </table:table-cell>
          <table:table-cell table:number-columns-repeated="3"/>
          <table:table-cell table:formula="of:=[.E63]-AVERAGE([.$E$2:.$E$63])" office:value-type="float" office:value="4.77831037953883" calcext:value-type="float">
            <text:p>4,7783103795</text:p>
          </table:table-cell>
          <table:table-cell table:formula="of:=[.F63]-AVERAGE([.$F$2:.$F$63])" office:value-type="float" office:value="-5.47330848492617" calcext:value-type="float">
            <text:p>-5,4733084849</text:p>
          </table:table-cell>
          <table:table-cell table:formula="of:=POWER([.N63];2)" office:value-type="float" office:value="22.8322500832085" calcext:value-type="float">
            <text:p>22,8322500832</text:p>
          </table:table-cell>
          <table:table-cell table:formula="of:=[.N63]*[.O63]" office:value-type="float" office:value="-26.1531667439406" calcext:value-type="float">
            <text:p>-26,1531667439</text:p>
          </table:table-cell>
          <table:table-cell table:number-columns-repeated="100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0" loext:min-decimal-places="0" number:min-integer-digits="8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7:13:40.069048060</meta:creation-date>
    <dc:date>2017-01-05T19:53:54.337960629</dc:date>
    <meta:editing-duration>PT29M45S</meta:editing-duration>
    <meta:editing-cycles>6</meta:editing-cycles>
    <meta:generator>LibreOffice/5.1.4.2$Linux_X86_64 LibreOffice_project/10m0$Build-2</meta:generator>
    <meta:document-statistic meta:table-count="1" meta:cell-count="912" meta:object-count="0"/>
  </office:meta>
</office:document-meta>
</file>